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2" svg:font-family="'Courier New'"/>
    <style:font-face style:name="Courier New" svg:font-family="'Courier New'" style:font-family-generic="modern"/>
    <style:font-face style:name="F" svg:font-family="" style:font-family-generic="roman"/>
    <style:font-face style:name="Arial1" svg:font-family="Arial" style:font-family-generic="swiss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4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1244in"/>
    </style:style>
    <style:style style:name="co4" style:family="table-column">
      <style:table-column-properties fo:break-before="auto" style:column-width="1.7256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85in" fo:break-before="auto" style:use-optimal-row-height="true"/>
    </style:style>
    <style:style style:name="ro4" style:family="table-row">
      <style:table-row-properties style:row-height="0.6866in" fo:break-before="auto" style:use-optimal-row-height="true"/>
    </style:style>
    <style:style style:name="ro5" style:family="table-row">
      <style:table-row-properties style:row-height="0.2118in" fo:break-before="auto" style:use-optimal-row-height="true"/>
    </style:style>
    <style:style style:name="ro6" style:family="table-row">
      <style:table-row-properties style:row-height="0.5236in" fo:break-before="auto" style:use-optimal-row-height="true"/>
    </style:style>
    <style:style style:name="ro7" style:family="table-row">
      <style:table-row-properties style:row-height="1.5138in" fo:break-before="auto" style:use-optimal-row-height="true"/>
    </style:style>
    <style:style style:name="ro8" style:family="table-row">
      <style:table-row-properties style:row-height="2.0146in" fo:break-before="auto" style:use-optimal-row-height="true"/>
    </style:style>
    <style:style style:name="ro9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"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Courier New1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"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" style:family="table-cell" style:parent-style-name="Default">
      <style:text-properties style:font-name="Courier New1" fo:font-size="10pt" style:font-size-asian="10pt" style:font-size-complex="10pt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 style:data-style-name="N1">
      <style:table-cell-properties style:glyph-orientation-vertical="0" fo:background-color="#ffffff" style:diagonal-bl-tr="none" style:diagonal-tl-br="none" style:text-align-source="value-type" style:repeat-content="false" fo:wrap-option="no-wrap" fo:border="0.0138in solid #cccccc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9" style:family="table-cell" style:parent-style-name="Default" style:data-style-name="N100"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fffff" style:diagonal-bl-tr="none" style:diagonal-tl-br="none" style:text-align-source="value-type" style:repeat-content="false" fo:wrap-option="no-wrap" fo:border="0.0138in solid #cccccc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ourier New2" fo:font-size="10pt" fo:font-style="normal" fo:text-shadow="none" style:text-underline-style="none" fo:font-weight="normal" style:font-size-asian="10pt" style:font-style-asian="normal" style:font-weight-asian="normal" style:font-name-complex="Courier New2" style:font-size-complex="10pt" style:font-style-complex="normal" style:font-weight-complex="normal"/>
    </style:style>
    <style:style style:name="ce16" style:family="table-cell" style:parent-style-name="Excel_5f_BuiltIn_5f_Good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/>
    </style:style>
    <style:style style:name="ce17" style:family="table-cell" style:parent-style-name="Excel_5f_BuiltIn_5f_Good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/>
    </style:style>
    <style:style style:name="ce18" style:family="table-cell" style:parent-style-name="Default" style:data-style-name="N0"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9" style:family="table-cell" style:parent-style-name="Default" style:data-style-name="N60"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1" style:family="table-cell" style:parent-style-name="Default" style:data-style-name="N135"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2" style:family="table-cell" style:parent-style-name="Default" style:data-style-name="N136"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4" style:family="table-cell" style:parent-style-name="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Good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Good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33% 58%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</office:automatic-styles>
  <office:body>
    <office:spreadsheet>
      <table:table table:name="Points per Question per Student" table:style-name="ta1" table:print="false">
        <table:table-column table:style-name="co1" table:default-cell-style-name="ce1"/>
        <table:table-column table:style-name="co2" table:default-cell-style-name="ce4"/>
        <table:table-column table:style-name="co2" table:number-columns-repeated="1022" table:default-cell-style-name="Default"/>
        <table:table-row table:style-name="ro1">
          <table:table-cell office:value-type="string">
            <text:p>z156501</text:p>
          </table:table-cell>
          <table:table-cell table:style-name="ce2" office:value-type="string">
            <text:p>z1593362</text:p>
          </table:table-cell>
          <table:table-cell table:style-name="ce5" office:value-type="string">
            <text:p>z1543833</text:p>
          </table:table-cell>
          <table:table-cell table:style-name="ce5" office:value-type="string">
            <text:p>z1551690</text:p>
          </table:table-cell>
          <table:table-cell table:style-name="ce5" office:value-type="string">
            <text:p>z1570077</text:p>
          </table:table-cell>
          <table:table-cell table:style-name="ce5" office:value-type="string">
            <text:p>z1550039</text:p>
          </table:table-cell>
          <table:table-cell office:value-type="string">
            <text:p>z1613904</text:p>
          </table:table-cell>
          <table:table-cell table:style-name="ce5" office:value-type="string">
            <text:p>z1585157</text:p>
          </table:table-cell>
          <table:table-cell table:style-name="ce5" office:value-type="string">
            <text:p>z147784</text:p>
          </table:table-cell>
          <table:table-cell table:style-name="ce5" office:value-type="string">
            <text:p>z1562418</text:p>
          </table:table-cell>
          <table:table-cell table:style-name="ce5" office:value-type="string">
            <text:p>z1593657</text:p>
          </table:table-cell>
          <table:table-cell table:style-name="ce5" office:value-type="string">
            <text:p>z073306</text:p>
          </table:table-cell>
          <table:table-cell table:style-name="ce5" office:value-type="string">
            <text:p>z1570306</text:p>
          </table:table-cell>
          <table:table-cell office:value-type="string">
            <text:p>z146887</text:p>
          </table:table-cell>
          <table:table-cell table:style-name="ce5" office:value-type="string">
            <text:p>z1038165</text:p>
          </table:table-cell>
          <table:table-cell office:value-type="string">
            <text:p>z157694</text:p>
          </table:table-cell>
          <table:table-cell table:style-name="ce5" office:value-type="string">
            <text:p>z1595218</text:p>
          </table:table-cell>
          <table:table-cell table:style-name="ce5" office:value-type="string">
            <text:p>z1584553</text:p>
          </table:table-cell>
          <table:table-cell table:style-name="ce5" office:value-type="string">
            <text:p>z161516</text:p>
          </table:table-cell>
          <table:table-cell office:value-type="string">
            <text:p>z1533181</text:p>
          </table:table-cell>
          <table:table-cell table:style-name="ce5" office:value-type="string">
            <text:p>z1550663</text:p>
          </table:table-cell>
          <table:table-cell office:value-type="string">
            <text:p>z170558</text:p>
          </table:table-cell>
          <table:table-cell table:style-name="ce5" office:value-type="string">
            <text:p>z1545416</text:p>
          </table:table-cell>
          <table:table-cell office:value-type="string">
            <text:p>z1580524</text:p>
          </table:table-cell>
          <table:table-cell office:value-type="string">
            <text:p>z1568511</text:p>
          </table:table-cell>
          <table:table-cell office:value-type="string">
            <text:p>z137940</text:p>
          </table:table-cell>
          <table:table-cell office:value-type="string">
            <text:p>z1553571</text:p>
          </table:table-cell>
          <table:table-cell table:style-name="ce5"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5"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997"/>
        </table:table-row>
        <table:table-row table:style-name="ro1">
          <table:table-cell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997"/>
        </table:table-row>
        <table:table-row table:style-name="ro1">
          <table:table-cell table:formula="of:=SUM([.A2:.A45])" office:value-type="float" office:value="152">
            <text:p>152</text:p>
          </table:table-cell>
          <table:table-cell table:style-name="ce3" table:formula="of:=SUM([.B2:.B45])" office:value-type="float" office:value="115">
            <text:p>115</text:p>
          </table:table-cell>
          <table:table-cell table:style-name="ce3" table:formula="of:=SUM([.C2:.C45])" office:value-type="float" office:value="159">
            <text:p>159</text:p>
          </table:table-cell>
          <table:table-cell table:style-name="ce3" table:formula="of:=SUM([.D2:.D45])" office:value-type="float" office:value="160">
            <text:p>160</text:p>
          </table:table-cell>
          <table:table-cell table:style-name="ce3" table:formula="of:=SUM([.E2:.E45])" office:value-type="float" office:value="176">
            <text:p>176</text:p>
          </table:table-cell>
          <table:table-cell table:style-name="ce3" table:formula="of:=SUM([.F2:.F45])" office:value-type="float" office:value="130">
            <text:p>130</text:p>
          </table:table-cell>
          <table:table-cell table:style-name="ce3" table:formula="of:=SUM([.G2:.G45])" office:value-type="float" office:value="160">
            <text:p>160</text:p>
          </table:table-cell>
          <table:table-cell table:style-name="ce3" table:formula="of:=SUM([.H2:.H45])" office:value-type="float" office:value="173">
            <text:p>173</text:p>
          </table:table-cell>
          <table:table-cell table:style-name="ce3" table:formula="of:=SUM([.I2:.I45])" office:value-type="float" office:value="168">
            <text:p>168</text:p>
          </table:table-cell>
          <table:table-cell table:style-name="ce3" table:formula="of:=SUM([.J2:.J45])" office:value-type="float" office:value="119">
            <text:p>119</text:p>
          </table:table-cell>
          <table:table-cell table:style-name="ce3" table:formula="of:=SUM([.K2:.K45])" office:value-type="float" office:value="170">
            <text:p>170</text:p>
          </table:table-cell>
          <table:table-cell table:style-name="ce6" table:formula="of:=SUM([.L2:.L45])" office:value-type="float" office:value="176">
            <text:p>176</text:p>
          </table:table-cell>
          <table:table-cell table:style-name="ce3" table:formula="of:=SUM([.M2:.M45])" office:value-type="float" office:value="176">
            <text:p>176</text:p>
          </table:table-cell>
          <table:table-cell table:style-name="ce3" table:formula="of:=SUM([.N2:.N45])" office:value-type="float" office:value="164">
            <text:p>164</text:p>
          </table:table-cell>
          <table:table-cell table:style-name="ce3" table:formula="of:=SUM([.O2:.O45])" office:value-type="float" office:value="158">
            <text:p>158</text:p>
          </table:table-cell>
          <table:table-cell table:style-name="ce3" table:formula="of:=SUM([.P2:.P45])" office:value-type="float" office:value="149">
            <text:p>149</text:p>
          </table:table-cell>
          <table:table-cell table:style-name="ce3" table:formula="of:=SUM([.Q2:.Q45])" office:value-type="float" office:value="161">
            <text:p>161</text:p>
          </table:table-cell>
          <table:table-cell table:style-name="ce3" table:formula="of:=SUM([.R2:.R45])" office:value-type="float" office:value="152">
            <text:p>152</text:p>
          </table:table-cell>
          <table:table-cell table:style-name="ce3" table:formula="of:=SUM([.S2:.S45])" office:value-type="float" office:value="176">
            <text:p>176</text:p>
          </table:table-cell>
          <table:table-cell table:style-name="ce3" table:formula="of:=SUM([.T2:.T45])" office:value-type="float" office:value="154">
            <text:p>154</text:p>
          </table:table-cell>
          <table:table-cell table:style-name="ce3" table:formula="of:=SUM([.U2:.U45])" office:value-type="float" office:value="167">
            <text:p>167</text:p>
          </table:table-cell>
          <table:table-cell table:style-name="ce3" table:formula="of:=SUM([.V2:.V45])" office:value-type="float" office:value="129">
            <text:p>129</text:p>
          </table:table-cell>
          <table:table-cell table:style-name="ce3" table:formula="of:=SUM([.W2:.W45])" office:value-type="float" office:value="166">
            <text:p>166</text:p>
          </table:table-cell>
          <table:table-cell table:style-name="ce3" table:formula="of:=SUM([.X2:.X45])" office:value-type="float" office:value="163">
            <text:p>163</text:p>
          </table:table-cell>
          <table:table-cell table:style-name="ce3" table:formula="of:=SUM([.Y2:.Y45])" office:value-type="float" office:value="157">
            <text:p>157</text:p>
          </table:table-cell>
          <table:table-cell table:style-name="ce3" table:formula="of:=SUM([.Z2:.Z45])" office:value-type="float" office:value="172">
            <text:p>172</text:p>
          </table:table-cell>
          <table:table-cell table:style-name="ce3" table:formula="of:=SUM([.AA2:.AA45])" office:value-type="float" office:value="169">
            <text:p>169</text:p>
          </table:table-cell>
          <table:table-cell table:number-columns-repeated="997"/>
        </table:table-row>
        <table:table-row table:style-name="ro1" table:number-rows-repeated="65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udent Answers" table:style-name="ta1" table:print="false">
        <table:table-column table:style-name="co2" table:default-cell-style-name="ce8"/>
        <table:table-column table:style-name="co2" table:number-columns-repeated="7" table:default-cell-style-name="ce9"/>
        <table:table-column table:style-name="co2" table:default-cell-style-name="ce12"/>
        <table:table-column table:style-name="co3" table:default-cell-style-name="ce13"/>
        <table:table-column table:style-name="co2" table:default-cell-style-name="ce9"/>
        <table:table-column table:style-name="co2" table:default-cell-style-name="ce15"/>
        <table:table-column table:style-name="co2" table:default-cell-style-name="ce17"/>
        <table:table-column table:style-name="co2" table:number-columns-repeated="2" table:default-cell-style-name="ce9"/>
        <table:table-column table:style-name="co2" table:default-cell-style-name="ce18"/>
        <table:table-column table:style-name="co2" table:number-columns-repeated="3" table:default-cell-style-name="ce9"/>
        <table:table-column table:style-name="co2" table:default-cell-style-name="ce12"/>
        <table:table-column table:style-name="co2" table:number-columns-repeated="7" table:default-cell-style-name="ce9"/>
        <table:table-row table:style-name="ro1">
          <table:table-cell table:style-name="Default" office:value-type="string">
            <text:p>z156501</text:p>
          </table:table-cell>
          <table:table-cell table:style-name="Default" office:value-type="string">
            <text:p>z1593362</text:p>
          </table:table-cell>
          <table:table-cell table:style-name="ce5" office:value-type="string">
            <text:p>z1543833</text:p>
          </table:table-cell>
          <table:table-cell table:style-name="ce5" office:value-type="string">
            <text:p>z1551690</text:p>
          </table:table-cell>
          <table:table-cell table:style-name="ce5" office:value-type="string">
            <text:p>z1570077</text:p>
          </table:table-cell>
          <table:table-cell table:style-name="ce5" office:value-type="string">
            <text:p>z1550039</text:p>
          </table:table-cell>
          <table:table-cell table:style-name="Default" office:value-type="string">
            <text:p>z1613904</text:p>
          </table:table-cell>
          <table:table-cell table:style-name="ce5" office:value-type="string">
            <text:p>z1585157</text:p>
          </table:table-cell>
          <table:table-cell table:style-name="ce5" office:value-type="string">
            <text:p>z147784</text:p>
          </table:table-cell>
          <table:table-cell table:style-name="ce5" office:value-type="string">
            <text:p>z1562418</text:p>
          </table:table-cell>
          <table:table-cell table:style-name="ce5" office:value-type="string">
            <text:p>z1593657</text:p>
          </table:table-cell>
          <table:table-cell table:style-name="ce5" office:value-type="string">
            <text:p>z073306</text:p>
          </table:table-cell>
          <table:table-cell table:style-name="ce5" office:value-type="string">
            <text:p>z1570306</text:p>
          </table:table-cell>
          <table:table-cell table:style-name="Default" office:value-type="string">
            <text:p>z146887</text:p>
          </table:table-cell>
          <table:table-cell table:style-name="ce5" office:value-type="string">
            <text:p>z1038165</text:p>
          </table:table-cell>
          <table:table-cell table:style-name="Default" office:value-type="string">
            <text:p>z157694</text:p>
          </table:table-cell>
          <table:table-cell table:style-name="ce5" office:value-type="string">
            <text:p>z1595218</text:p>
          </table:table-cell>
          <table:table-cell table:style-name="ce5" office:value-type="string">
            <text:p>z1584553</text:p>
          </table:table-cell>
          <table:table-cell table:style-name="ce5" office:value-type="string">
            <text:p>z161516</text:p>
          </table:table-cell>
          <table:table-cell table:style-name="Default" office:value-type="string">
            <text:p>z1533181</text:p>
          </table:table-cell>
          <table:table-cell table:style-name="ce5" office:value-type="string">
            <text:p>z1550663</text:p>
          </table:table-cell>
          <table:table-cell table:style-name="Default" office:value-type="string">
            <text:p>z170558</text:p>
          </table:table-cell>
          <table:table-cell table:style-name="Default" office:value-type="string">
            <text:p>z1545416</text:p>
          </table:table-cell>
          <table:table-cell table:style-name="Default" office:value-type="string">
            <text:p>z1580524</text:p>
          </table:table-cell>
          <table:table-cell table:style-name="Default" office:value-type="string">
            <text:p>z1568511</text:p>
          </table:table-cell>
          <table:table-cell table:style-name="Default" office:value-type="string">
            <text:p>z137940</text:p>
          </table:table-cell>
          <table:table-cell table:style-name="Default" office:value-type="string">
            <text:p>z1553571</text:p>
          </table:table-cell>
        </table:table-row>
        <table:table-row table:style-name="ro2">
          <table:table-cell table:style-name="ce7" office:value-type="float" office:value="23065">
            <text:p>23065</text:p>
          </table:table-cell>
          <table:table-cell table:number-columns-repeated="11" office:value-type="string">
            <text:p>23065</text:p>
          </table:table-cell>
          <table:table-cell table:style-name="ce16" office:value-type="string">
            <text:p>23065</text:p>
          </table:table-cell>
          <table:table-cell table:number-columns-repeated="2" office:value-type="string">
            <text:p>23065</text:p>
          </table:table-cell>
          <table:table-cell office:value-type="float" office:value="23065">
            <text:p>23065</text:p>
          </table:table-cell>
          <table:table-cell table:number-columns-repeated="4" office:value-type="string">
            <text:p>23065</text:p>
          </table:table-cell>
          <table:table-cell office:value-type="string">
            <text:p>23193</text:p>
          </table:table-cell>
          <table:table-cell table:number-columns-repeated="4" office:value-type="string">
            <text:p>23065</text:p>
          </table:table-cell>
          <table:table-cell table:style-name="ce18" table:formula="of:=2^14+2^12+2^11+2^9+2^4+2^3+2^0" office:value-type="float" office:value="23065">
            <text:p>23065</text:p>
          </table:table-cell>
          <table:table-cell office:value-type="string">
            <text:p>23065</text:p>
          </table:table-cell>
        </table:table-row>
        <table:table-row table:style-name="ro2">
          <table:table-cell office:value-type="string">
            <text:p>23065</text:p>
          </table:table-cell>
          <table:table-cell office:value-type="string">
            <text:p>-42474</text:p>
          </table:table-cell>
          <table:table-cell table:number-columns-repeated="3" office:value-type="string">
            <text:p>23065</text:p>
          </table:table-cell>
          <table:table-cell office:value-type="string">
            <text:p>42471</text:p>
          </table:table-cell>
          <table:table-cell table:number-columns-repeated="3" office:value-type="string">
            <text:p>23065</text:p>
          </table:table-cell>
          <table:table-cell office:value-type="string">
            <text:p>-42471</text:p>
          </table:table-cell>
          <table:table-cell table:number-columns-repeated="5" office:value-type="string">
            <text:p>23065</text:p>
          </table:table-cell>
          <table:table-cell office:value-type="float" office:value="23065">
            <text:p>23065</text:p>
          </table:table-cell>
          <table:table-cell table:number-columns-repeated="3" office:value-type="string">
            <text:p>23065</text:p>
          </table:table-cell>
          <table:table-cell table:style-name="ce20" office:value-type="float" office:value="23065">
            <text:p>23065</text:p>
          </table:table-cell>
          <table:table-cell office:value-type="string">
            <text:p>23193</text:p>
          </table:table-cell>
          <table:table-cell table:number-columns-repeated="3" office:value-type="string">
            <text:p>23065</text:p>
          </table:table-cell>
          <table:table-cell office:value-type="string">
            <text:p>+23065</text:p>
          </table:table-cell>
          <table:table-cell table:style-name="ce18" office:value-type="float" office:value="23065">
            <text:p>23065</text:p>
          </table:table-cell>
          <table:table-cell office:value-type="string">
            <text:p>23065</text:p>
          </table:table-cell>
        </table:table-row>
        <table:table-row table:style-name="ro3">
          <table:table-cell office:value-type="string">
            <text:p>Yes, the results are the same since both of the numbers are positive.</text:p>
          </table:table-cell>
          <table:table-cell office:value-type="string">
            <text:p>No, #2 is a two's complement of another binary number.</text:p>
          </table:table-cell>
          <table:table-cell office:value-type="string">
            <text:p>Yes, both positive numbers. <text:s/>Don't need to convert.</text:p>
          </table:table-cell>
          <table:table-cell office:value-type="string">
            <text:p>Yes, There is no value in the sign bit in the two's complement number so the values are equal in both systems</text:p>
          </table:table-cell>
          <table:table-cell office:value-type="string">
            <text:p>Equal; sign is 0 (+) and all other bits are equal.</text:p>
          </table:table-cell>
          <table:table-cell office:value-type="string">
            <text:p>No, because the 2's compliment is the negative</text:p>
          </table:table-cell>
          <table:table-cell office:value-type="string">
            <text:p>yes because it is a positive number</text:p>
          </table:table-cell>
          <table:table-cell office:value-type="string">
            <text:p>yes because thr sign bit is already positive</text:p>
          </table:table-cell>
          <table:table-cell office:value-type="string">
            <text:p>same because # 2 is positive and no conversion required</text:p>
          </table:table-cell>
          <table:table-cell office:value-type="string">
            <text:p>Yes, they are essentially the same number. <text:s/>Put another way, 1 is the positive representation and 2 is the negative representation (65535 - 42471)</text:p>
          </table:table-cell>
          <table:table-cell office:value-type="string">
            <text:p>They are the same number since the compliment doesn't change the number.</text:p>
          </table:table-cell>
          <table:table-cell office:value-type="string">
            <text:p>Yes because it is positive</text:p>
          </table:table-cell>
          <table:table-cell office:value-type="string">
            <text:p>Yes they are the same, since the sign bit of the two's complement number is 0 you just convert to decimal as normal.</text:p>
          </table:table-cell>
          <table:table-cell office:value-type="string">
            <text:p>They are the same. This is because the leftmost bit is zero so it doesn't matter that the two's complement one can't be as big and they are both positive.</text:p>
          </table:table-cell>
          <table:table-cell office:value-type="string">
            <text:p>yes, because the second number would not be negative it is the same number as the first</text:p>
          </table:table-cell>
          <table:table-cell table:style-name="ce9" office:value-type="string">
            <text:p>Same, they're both positive.</text:p>
          </table:table-cell>
          <table:table-cell office:value-type="string">
            <text:p>yes, because the leftmost bit is positive</text:p>
          </table:table-cell>
          <table:table-cell office:value-type="string">
            <text:p>Yes, because they are both positive numbers</text:p>
          </table:table-cell>
          <table:table-cell office:value-type="string">
            <text:p>They are the same, because the 16-bit number is positive. (leftmost bit is a 0)</text:p>
          </table:table-cell>
          <table:table-cell office:value-type="string">
            <text:p>Yes, both positive numbers. Don't need to convert. </text:p>
          </table:table-cell>
          <table:table-cell office:value-type="string">
            <text:p>yes, because the 16bit had a positive sign.</text:p>
          </table:table-cell>
          <table:table-cell office:value-type="string">
            <text:p>Because the number is positive it is the same as the unsigned.</text:p>
          </table:table-cell>
          <table:table-cell office:value-type="string">
            <text:p>Yes, they are both positive numbers so two's complement was not needed.</text:p>
          </table:table-cell>
          <table:table-cell office:value-type="string">
            <text:p>Yes. <text:s/>MSB = 0, so they are both positive numbers.</text:p>
          </table:table-cell>
          <table:table-cell office:value-type="string">
            <text:p>yes, because converting a positive decimal to two's compliment is the same as converting to binary </text:p>
          </table:table-cell>
          <table:table-cell table:style-name="ce18" office:value-type="string">
            <text:p>Yes because the number isn't negative</text:p>
          </table:table-cell>
          <table:table-cell office:value-type="string">
            <text:p>They are the same because the left-most bit is a 0</text:p>
          </table:table-cell>
        </table:table-row>
        <table:table-row table:style-name="ro2">
          <table:table-cell table:style-name="ce7" office:value-type="float" office:value="55833">
            <text:p>55833</text:p>
          </table:table-cell>
          <table:table-cell table:number-columns-repeated="14" office:value-type="string">
            <text:p>55833</text:p>
          </table:table-cell>
          <table:table-cell office:value-type="float" office:value="55833">
            <text:p>55833</text:p>
          </table:table-cell>
          <table:table-cell table:number-columns-repeated="4" office:value-type="string">
            <text:p>55833</text:p>
          </table:table-cell>
          <table:table-cell office:value-type="string">
            <text:p>51865</text:p>
          </table:table-cell>
          <table:table-cell table:number-columns-repeated="3" office:value-type="string">
            <text:p>55833</text:p>
          </table:table-cell>
          <table:table-cell office:value-type="string">
            <text:p>51737</text:p>
          </table:table-cell>
          <table:table-cell table:style-name="ce18" table:formula="of:=2^15+2^14+2^12+2^11+2^9+2^4+2^3+2^0" office:value-type="float" office:value="55833">
            <text:p>55833</text:p>
          </table:table-cell>
          <table:table-cell office:value-type="string">
            <text:p>55833</text:p>
          </table:table-cell>
        </table:table-row>
        <table:table-row table:style-name="ro2">
          <table:table-cell office:value-type="string">
            <text:p>-9703</text:p>
          </table:table-cell>
          <table:table-cell office:value-type="string">
            <text:p>-9706</text:p>
          </table:table-cell>
          <table:table-cell office:value-type="string">
            <text:p>9703</text:p>
          </table:table-cell>
          <table:table-cell table:number-columns-repeated="2" office:value-type="string">
            <text:p>-9703</text:p>
          </table:table-cell>
          <table:table-cell office:value-type="string">
            <text:p>9706</text:p>
          </table:table-cell>
          <table:table-cell table:number-columns-repeated="2" office:value-type="string">
            <text:p>9703</text:p>
          </table:table-cell>
          <table:table-cell office:value-type="string">
            <text:p>-9703</text:p>
          </table:table-cell>
          <table:table-cell office:value-type="string">
            <text:p>0010010111100111 <text:s text:c="6"/>- 55833</text:p>
          </table:table-cell>
          <table:table-cell office:value-type="string">
            <text:p>9703</text:p>
          </table:table-cell>
          <table:table-cell table:number-columns-repeated="3" office:value-type="string">
            <text:p>-9703</text:p>
          </table:table-cell>
          <table:table-cell office:value-type="string">
            <text:p>-9073</text:p>
          </table:table-cell>
          <table:table-cell office:value-type="float" office:value="-9703">
            <text:p>-9703</text:p>
          </table:table-cell>
          <table:table-cell office:value-type="string">
            <text:p>65387</text:p>
          </table:table-cell>
          <table:table-cell table:number-columns-repeated="2" office:value-type="string">
            <text:p>-9703</text:p>
          </table:table-cell>
          <table:table-cell table:number-columns-repeated="2" office:value-type="string">
            <text:p>9703</text:p>
          </table:table-cell>
          <table:table-cell office:value-type="string">
            <text:p>9702</text:p>
          </table:table-cell>
          <table:table-cell office:value-type="string">
            <text:p>-9703</text:p>
          </table:table-cell>
          <table:table-cell office:value-type="string">
            <text:p>-23066</text:p>
          </table:table-cell>
          <table:table-cell office:value-type="string">
            <text:p>9703</text:p>
          </table:table-cell>
          <table:table-cell table:style-name="ce18" table:formula="of:=-(2^13)-(2^10)-(2^8)-(2^7)-(2^6)-(2^5)-(2^2)-(2^1)-(2^0)" office:value-type="float" office:value="-9703">
            <text:p>-9703</text:p>
          </table:table-cell>
          <table:table-cell office:value-type="string">
            <text:p>-9703</text:p>
          </table:table-cell>
        </table:table-row>
        <table:table-row table:style-name="ro4">
          <table:table-cell office:value-type="string">
            <text:p>No, the results are not the same since there the sign bit is a 1 in the two's complement.</text:p>
          </table:table-cell>
          <table:table-cell office:value-type="string">
            <text:p>No, #5 is two's complement of another binary number.</text:p>
          </table:table-cell>
          <table:table-cell office:value-type="string">
            <text:p>No, because one is positive, one is negative. <text:s/>Need to convert.</text:p>
          </table:table-cell>
          <table:table-cell office:value-type="string">
            <text:p>No, because the 2's compliment number has a 1 in the sign bit. <text:s/>This means it is a negative value.</text:p>
          </table:table-cell>
          <table:table-cell office:value-type="string">
            <text:p>Not equal; a negative number was stored in a signed data type.</text:p>
          </table:table-cell>
          <table:table-cell office:value-type="string">
            <text:p>No, because the 2's compliment is the negative</text:p>
          </table:table-cell>
          <table:table-cell office:value-type="string">
            <text:p>no. the sign bit is a negative so you subtract 1 and flip the bits</text:p>
          </table:table-cell>
          <table:table-cell office:value-type="string">
            <text:p>no, because the signed bit was negative</text:p>
          </table:table-cell>
          <table:table-cell office:value-type="string">
            <text:p>different because #4 is unsigned, therefore positive and 16 digits of magnitude. <text:s/>#5 is signed, therefore only 15 digits of magnitude and the 16th, the MSB is 1 indicating a negative value.</text:p>
          </table:table-cell>
          <table:table-cell office:value-type="string">
            <text:p>Yes, they are essentially the same number. <text:s/>Put another way, 1 is the positive representation and 2 is the negative representation.</text:p>
          </table:table-cell>
          <table:table-cell office:value-type="string">
            <text:p>No, the sign bit is negative so we take the two's complement to get a different number</text:p>
          </table:table-cell>
          <table:table-cell office:value-type="string">
            <text:p>No because #5 is negative</text:p>
          </table:table-cell>
          <table:table-cell office:value-type="string">
            <text:p>No, they are not the same. The sign bit actually makes the second a negative number, whereas the unsigned is positive.</text:p>
          </table:table-cell>
          <table:table-cell office:value-type="string">
            <text:p>The results are not the same because the second number is negative. Negatives of a two's complement are represented very differently.</text:p>
          </table:table-cell>
          <table:table-cell office:value-type="string">
            <text:p>no, the signed number requires conversion</text:p>
          </table:table-cell>
          <table:table-cell table:style-name="ce9" office:value-type="string">
            <text:p>Different, because one is based on a numbering system with negative numbers in mind</text:p>
          </table:table-cell>
          <table:table-cell office:value-type="string">
            <text:p>no, because the leftmost bit is 1(negative)</text:p>
          </table:table-cell>
          <table:table-cell office:value-type="string">
            <text:p>No, because the compliment turns out to be a negative number</text:p>
          </table:table-cell>
          <table:table-cell office:value-type="string">
            <text:p>Different, because the 16-bit number is a negative number. (leftmost bit is a 1)</text:p>
          </table:table-cell>
          <table:table-cell office:value-type="string">
            <text:p>No, because one is negative. Need to convert.</text:p>
          </table:table-cell>
          <table:table-cell office:value-type="string">
            <text:p>No, because the 16bit had a negative sign bit.</text:p>
          </table:table-cell>
          <table:table-cell office:value-type="string">
            <text:p>Since this number is negative indicated by the sign bit I took the two's complement to find the number and they are not the same.</text:p>
          </table:table-cell>
          <table:table-cell office:value-type="string">
            <text:p>No, #4 is an unsigned number so simple conversion was used, but #5 is signed and negative which provides a different result.</text:p>
          </table:table-cell>
          <table:table-cell office:value-type="string">
            <text:p>No. <text:s/>MSB = 1, so #5 is a negative number.</text:p>
          </table:table-cell>
          <table:table-cell office:value-type="string">
            <text:p>no, because the first bit was the sign bit.</text:p>
          </table:table-cell>
          <table:table-cell table:style-name="ce18" office:value-type="string">
            <text:p>No since the number in 5 is negative</text:p>
          </table:table-cell>
          <table:table-cell office:value-type="string">
            <text:p>They are different because the left-most/most significant bit is 1</text:p>
          </table:table-cell>
        </table:table-row>
        <table:table-row table:style-name="ro2">
          <table:table-cell office:value-type="string">
            <text:p>-107</text:p>
          </table:table-cell>
          <table:table-cell office:value-type="string">
            <text:p>-108</text:p>
          </table:table-cell>
          <table:table-cell office:value-type="string">
            <text:p>107</text:p>
          </table:table-cell>
          <table:table-cell table:number-columns-repeated="2" office:value-type="string">
            <text:p>-107</text:p>
          </table:table-cell>
          <table:table-cell office:value-type="string">
            <text:p>149</text:p>
          </table:table-cell>
          <table:table-cell table:number-columns-repeated="2" office:value-type="string">
            <text:p>107</text:p>
          </table:table-cell>
          <table:table-cell office:value-type="string">
            <text:p>-107</text:p>
          </table:table-cell>
          <table:table-cell office:value-type="string">
            <text:p>149</text:p>
          </table:table-cell>
          <table:table-cell office:value-type="string">
            <text:p>107</text:p>
          </table:table-cell>
          <table:table-cell table:number-columns-repeated="3" office:value-type="string">
            <text:p>-107</text:p>
          </table:table-cell>
          <table:table-cell office:value-type="string">
            <text:p>01101011</text:p>
          </table:table-cell>
          <table:table-cell office:value-type="float" office:value="-107">
            <text:p>-107</text:p>
          </table:table-cell>
          <table:table-cell office:value-type="string">
            <text:p>107</text:p>
          </table:table-cell>
          <table:table-cell office:value-type="string">
            <text:p>149</text:p>
          </table:table-cell>
          <table:table-cell office:value-type="string">
            <text:p>-107</text:p>
          </table:table-cell>
          <table:table-cell table:number-columns-repeated="2" office:value-type="string">
            <text:p>107</text:p>
          </table:table-cell>
          <table:table-cell office:value-type="string">
            <text:p>149</text:p>
          </table:table-cell>
          <table:table-cell office:value-type="string">
            <text:p>-107</text:p>
          </table:table-cell>
          <table:table-cell office:value-type="string">
            <text:p>-22</text:p>
          </table:table-cell>
          <table:table-cell office:value-type="string">
            <text:p>149</text:p>
          </table:table-cell>
          <table:table-cell table:style-name="ce18" table:formula="of:=-(2^6)-(2^5)-(2^3)-(2^1)-(2^0)" office:value-type="float" office:value="-107">
            <text:p>-107</text:p>
          </table:table-cell>
          <table:table-cell office:value-type="string">
            <text:p>106</text:p>
          </table:table-cell>
        </table:table-row>
        <table:table-row table:style-name="ro2">
          <table:table-cell office:value-type="string">
            <text:p>149</text:p>
          </table:table-cell>
          <table:table-cell office:value-type="string">
            <text:p>-65386</text:p>
          </table:table-cell>
          <table:table-cell table:number-columns-repeated="3" office:value-type="string">
            <text:p>149</text:p>
          </table:table-cell>
          <table:table-cell office:value-type="string">
            <text:p>65387</text:p>
          </table:table-cell>
          <table:table-cell table:number-columns-repeated="3" office:value-type="string">
            <text:p>149</text:p>
          </table:table-cell>
          <table:table-cell office:value-type="string">
            <text:p>65641</text:p>
          </table:table-cell>
          <table:table-cell table:number-columns-repeated="5" office:value-type="string">
            <text:p>149</text:p>
          </table:table-cell>
          <table:table-cell office:value-type="float" office:value="149">
            <text:p>149</text:p>
          </table:table-cell>
          <table:table-cell table:number-columns-repeated="7" office:value-type="string">
            <text:p>149</text:p>
          </table:table-cell>
          <table:table-cell office:value-type="string">
            <text:p>95</text:p>
          </table:table-cell>
          <table:table-cell office:value-type="string">
            <text:p>149</text:p>
          </table:table-cell>
          <table:table-cell table:style-name="ce18" table:formula="of:=2^7+2^4+2^2+2^0" office:value-type="float" office:value="149">
            <text:p>149</text:p>
          </table:table-cell>
          <table:table-cell office:value-type="string">
            <text:p>-149</text:p>
          </table:table-cell>
        </table:table-row>
        <table:table-row table:style-name="ro4">
          <table:table-cell office:value-type="string">
            <text:p>No, the results are different because the 8bit is negative rather than the 16bit which is positive.</text:p>
          </table:table-cell>
          <table:table-cell office:value-type="string">
            <text:p>No, #8 is a two's complement of another binary number.</text:p>
          </table:table-cell>
          <table:table-cell office:value-type="string">
            <text:p>No, because the first number must be flipped, due to its sign bit being 1. <text:s/>The second number stays the same.</text:p>
          </table:table-cell>
          <table:table-cell office:value-type="string">
            <text:p>No, the 8-bit number has a 1 in the sign bit so it is a negative number. <text:s/>The 16-bit number does not so you simply convert it to decimal.</text:p>
          </table:table-cell>
          <table:table-cell office:value-type="string">
            <text:p>Not equal, due to different word size and different sign value.</text:p>
          </table:table-cell>
          <table:table-cell office:value-type="string">
            <text:p>No, because the 2's compliment is the negative</text:p>
          </table:table-cell>
          <table:table-cell office:value-type="string">
            <text:p>no. 7 is a negative number, 8 is positive so the conversion is different</text:p>
          </table:table-cell>
          <table:table-cell office:value-type="string">
            <text:p>no, they look the same but because 8 is 16 digits the sign bit is different</text:p>
          </table:table-cell>
          <table:table-cell office:value-type="string">
            <text:p>the presence of a 1 at the MSB in #7 indicates a negative value. <text:s/>#8's MSB is not the 8<text:span text:style-name="T1">th</text:span><text:span text:style-name="T2"> bit but the </text:span><text:span text:style-name="T2">16</text:span><text:span text:style-name="T1">th</text:span><text:span text:style-name="T2"> bit which is 0, therefore a </text:span><text:span text:style-name="T2">positive value.</text:span></text:p>
          </table:table-cell>
          <table:table-cell office:value-type="string">
            <text:p>No, they are not the same due to the fact that one is 8 bit and one is 16 bit making the complements different.</text:p>
          </table:table-cell>
          <table:table-cell office:value-type="string">
            <text:p>Different answer, sign bits are different</text:p>
          </table:table-cell>
          <table:table-cell office:value-type="string">
            <text:p>No because #7 is negative</text:p>
          </table:table-cell>
          <table:table-cell office:value-type="string">
            <text:p>No, they are not the same. The sign bit in the 8-bit makes the number negative, whereas the sign bit in the 16-bit indicates it’s a positive number.</text:p>
          </table:table-cell>
          <table:table-cell office:value-type="string">
            <text:p>They are not the same because the sign bit of the second one is positive, which means it can be converted directly to decimal.</text:p>
          </table:table-cell>
          <table:table-cell office:value-type="string">
            <text:p>no, the first number was negative and needed conversion</text:p>
          </table:table-cell>
          <table:table-cell table:style-name="ce9" office:value-type="string">
            <text:p>Different, the 8 bit version is negative. The 16 bit version is not.</text:p>
          </table:table-cell>
          <table:table-cell office:value-type="string">
            <text:p>no, because they have different signed bits</text:p>
          </table:table-cell>
          <table:table-cell office:value-type="string">
            <text:p>Yes, because they are both positive numbers</text:p>
          </table:table-cell>
          <table:table-cell office:value-type="string">
            <text:p>Different, because the 8-bit number is a negative number and the 16-bit is positive</text:p>
          </table:table-cell>
          <table:table-cell office:value-type="string">
            <text:p>No, because #7 is negative so must be flipped since sign is 1.</text:p>
          </table:table-cell>
          <table:table-cell office:value-type="string">
            <text:p>No, Because the 8bit had a negative sign bit.</text:p>
          </table:table-cell>
          <table:table-cell office:value-type="string">
            <text:p>Yes, the number is positive so I just converted it to decimal.</text:p>
          </table:table-cell>
          <table:table-cell office:value-type="string">
            <text:p>No, #7 is a negative number so two's compliment was applied. #8 is positive so simple conversion was used.</text:p>
          </table:table-cell>
          <table:table-cell office:value-type="string">
            <text:p>No. #7's MSB = 1 and #8's MSB = 0, so they are different signs.</text:p>
          </table:table-cell>
          <table:table-cell office:value-type="string">
            <text:p>yes, because all bit is the same exept the padded zeroes, and the sign bit is positive. </text:p>
          </table:table-cell>
          <table:table-cell table:style-name="ce18" office:value-type="string">
            <text:p>No, since the second number is filled with leading zeros it is no longer negative</text:p>
          </table:table-cell>
          <table:table-cell office:value-type="string">
            <text:p>They are different because the left-most/most significant bits are different</text:p>
          </table:table-cell>
        </table:table-row>
        <table:table-row table:style-name="ro2">
          <table:table-cell table:number-columns-repeated="2" office:value-type="string">
            <text:p>0000 1001 0010 1001</text:p>
          </table:table-cell>
          <table:table-cell office:value-type="string">
            <text:p>1001 0010 1001</text:p>
          </table:table-cell>
          <table:table-cell table:number-columns-repeated="3" office:value-type="string">
            <text:p>0000 1001 0010 1001</text:p>
          </table:table-cell>
          <table:table-cell office:value-type="string">
            <text:p>0000100100101001</text:p>
          </table:table-cell>
          <table:table-cell table:number-columns-repeated="2" office:value-type="string">
            <text:p>0000 1001 0010 1001</text:p>
          </table:table-cell>
          <table:table-cell office:value-type="string">
            <text:p>0000100110000011</text:p>
          </table:table-cell>
          <table:table-cell office:value-type="string">
            <text:p>0000100100101001</text:p>
          </table:table-cell>
          <table:table-cell table:number-columns-repeated="3" office:value-type="string">
            <text:p>0000 1001 0010 1001</text:p>
          </table:table-cell>
          <table:table-cell office:value-type="string">
            <text:p>0000100100101001</text:p>
          </table:table-cell>
          <table:table-cell office:value-type="float" office:value="100100101001">
            <text:p>100100101001</text:p>
          </table:table-cell>
          <table:table-cell office:value-type="string">
            <text:p>0000 1001 0010 1001</text:p>
          </table:table-cell>
          <table:table-cell office:value-type="string">
            <text:p>100100101001</text:p>
          </table:table-cell>
          <table:table-cell office:value-type="string">
            <text:p>0000 1001 0010 1001</text:p>
          </table:table-cell>
          <table:table-cell office:value-type="string">
            <text:p>1001 0010 1001</text:p>
          </table:table-cell>
          <table:table-cell table:number-columns-repeated="2" office:value-type="string">
            <text:p>0000 1001 0010 1001</text:p>
          </table:table-cell>
          <table:table-cell office:value-type="string">
            <text:p>0000100100101001</text:p>
          </table:table-cell>
          <table:table-cell table:number-columns-repeated="4" office:value-type="string">
            <text:p>0000 1001 0010 1001</text:p>
          </table:table-cell>
        </table:table-row>
        <table:table-row table:style-name="ro2">
          <table:table-cell office:value-type="string">
            <text:p>0000 1001 0010 1001</text:p>
          </table:table-cell>
          <table:table-cell office:value-type="string">
            <text:p>1111 0110 1101 0110</text:p>
          </table:table-cell>
          <table:table-cell office:value-type="string">
            <text:p>1001 0010 1001</text:p>
          </table:table-cell>
          <table:table-cell table:number-columns-repeated="2" office:value-type="string">
            <text:p>0000 1001 0010 1001</text:p>
          </table:table-cell>
          <table:table-cell office:value-type="string">
            <text:p>1111 0110 1101 0111</text:p>
          </table:table-cell>
          <table:table-cell office:value-type="string">
            <text:p>0000100100101001</text:p>
          </table:table-cell>
          <table:table-cell table:number-columns-repeated="2" office:value-type="string">
            <text:p>0000 1001 0010 1001</text:p>
          </table:table-cell>
          <table:table-cell office:value-type="string">
            <text:p>1111011001111101</text:p>
          </table:table-cell>
          <table:table-cell office:value-type="string">
            <text:p>0000100100101001</text:p>
          </table:table-cell>
          <table:table-cell table:number-columns-repeated="3" office:value-type="string">
            <text:p>0000 1001 0010 1001</text:p>
          </table:table-cell>
          <table:table-cell office:value-type="string">
            <text:p>0000100100101001</text:p>
          </table:table-cell>
          <table:table-cell office:value-type="float" office:value="100100101001">
            <text:p>100100101001</text:p>
          </table:table-cell>
          <table:table-cell office:value-type="string">
            <text:p>0000 1001 0010 1001</text:p>
          </table:table-cell>
          <table:table-cell office:value-type="string">
            <text:p>100100101001</text:p>
          </table:table-cell>
          <table:table-cell office:value-type="string">
            <text:p>0000 1001 0010 1001</text:p>
          </table:table-cell>
          <table:table-cell office:value-type="string">
            <text:p>1001 0010 1001</text:p>
          </table:table-cell>
          <table:table-cell office:value-type="string">
            <text:p>0000 1001 0010 1001</text:p>
          </table:table-cell>
          <table:table-cell office:value-type="string">
            <text:p>0000 0100 1101 0111</text:p>
          </table:table-cell>
          <table:table-cell office:value-type="string">
            <text:p>0000100100101001</text:p>
          </table:table-cell>
          <table:table-cell table:number-columns-repeated="4" office:value-type="string">
            <text:p>0000 1001 0010 1001</text:p>
          </table:table-cell>
        </table:table-row>
        <table:table-row table:style-name="ro4">
          <table:table-cell office:value-type="string">
            <text:p>Yes, the results are the same since both of the numbers are positive.</text:p>
          </table:table-cell>
          <table:table-cell office:value-type="string">
            <text:p>No, #11 is the negative of #10.</text:p>
          </table:table-cell>
          <table:table-cell office:value-type="string">
            <text:p>Yes, both positive numbers. <text:s/>Don't need to convert.</text:p>
          </table:table-cell>
          <table:table-cell office:value-type="string">
            <text:p>Yes, Both of these values can be represented in unsigned or 2s complement without spilling over into the sign bit. <text:s/>Therefore, they are equal</text:p>
          </table:table-cell>
          <table:table-cell office:value-type="string">
            <text:p>Equal, due to being positive (lower half of possible values).</text:p>
          </table:table-cell>
          <table:table-cell office:value-type="string">
            <text:p>No, because the 2's compliment is the negative</text:p>
          </table:table-cell>
          <table:table-cell office:value-type="string">
            <text:p>yes because it is a positive number</text:p>
          </table:table-cell>
          <table:table-cell office:value-type="string">
            <text:p>yes, because both numbers are positive, there is no need to change the sign bit</text:p>
          </table:table-cell>
          <table:table-cell office:value-type="string">
            <text:p>same because #10 does not use the 16<text:span text:style-name="T1">th</text:span><text:span text:style-name="T2"> bit to contribute to the value. </text:span><text:span text:style-name="T2">If it did, the 1 found there would </text:span><text:span text:style-name="T2">be truncated and replaced with a 0 </text:span><text:span text:style-name="T2">when the two's complement process </text:span><text:span text:style-name="T2">was executed causing an overflow </text:span><text:span text:style-name="T2">condition.</text:span></text:p>
          </table:table-cell>
          <table:table-cell office:value-type="string">
            <text:p>Yes, they are essentially the same number. <text:s/>Put another way, 1 is the positive representation and 2 is the negative representation.</text:p>
          </table:table-cell>
          <table:table-cell office:value-type="string">
            <text:p>Same, they are both positive</text:p>
          </table:table-cell>
          <table:table-cell office:value-type="string">
            <text:p>Yes because it is positive</text:p>
          </table:table-cell>
          <table:table-cell office:value-type="string">
            <text:p>Yes, they are the same since they are both positives of the same number. If the two's complement were -2345 then it would be a different case.</text:p>
          </table:table-cell>
          <table:table-cell office:value-type="string">
            <text:p>They are the same because positive numbers are stored the same way as long as the two's complement number isn't too big.</text:p>
          </table:table-cell>
          <table:table-cell office:value-type="string">
            <text:p>yes, because the numbers are not negative they are the same in both forms</text:p>
          </table:table-cell>
          <table:table-cell table:style-name="ce9" office:value-type="string">
            <text:p>Same, they're both positive.</text:p>
          </table:table-cell>
          <table:table-cell office:value-type="string">
            <text:p>yes, the signed bits are zero in twos compliment, making it the same</text:p>
          </table:table-cell>
          <table:table-cell office:value-type="string">
            <text:p>Yes, because they are both positive numbers</text:p>
          </table:table-cell>
          <table:table-cell office:value-type="string">
            <text:p>Same, because the decimal number is positive</text:p>
          </table:table-cell>
          <table:table-cell office:value-type="string">
            <text:p>Yes, because 2345 is positive, so binary is exactly the same.</text:p>
          </table:table-cell>
          <table:table-cell office:value-type="string">
            <text:p>yes, because tho's complement of a positive number is still positive</text:p>
          </table:table-cell>
          <table:table-cell office:value-type="string">
            <text:p>No they are not because the two's complement inverts the bits and adds 1.</text:p>
          </table:table-cell>
          <table:table-cell office:value-type="string">
            <text:p>Yes, 2345 is positive so two's complement was not needed.</text:p>
          </table:table-cell>
          <table:table-cell office:value-type="string">
            <text:p>Yes. <text:s/>2345 is a positive number, so no conversion is necessary</text:p>
          </table:table-cell>
          <table:table-cell office:value-type="string">
            <text:p>yes, because its positive</text:p>
          </table:table-cell>
          <table:table-cell table:style-name="ce18" office:value-type="string">
            <text:p>Yes because the number is positive and requires less than 2^15</text:p>
          </table:table-cell>
          <table:table-cell office:value-type="string">
            <text:p>Yes, only if it was 12 bit would they be different</text:p>
          </table:table-cell>
        </table:table-row>
        <table:table-row table:style-name="ro5">
          <table:table-cell office:value-type="string">
            <text:p>1111 0110 1101 0111</text:p>
          </table:table-cell>
          <table:table-cell office:value-type="string">
            <text:p>0000 1001 0010 1001</text:p>
          </table:table-cell>
          <table:table-cell office:value-type="string">
            <text:p>0110 1101 0111</text:p>
          </table:table-cell>
          <table:table-cell office:value-type="string">
            <text:p>1111 0110 1101 0111</text:p>
          </table:table-cell>
          <table:table-cell table:style-name="ce10" office:value-type="string">
            <text:p>1111 <text:s/>0110 <text:s/>1101 <text:s text:c="2"/>0111</text:p>
          </table:table-cell>
          <table:table-cell office:value-type="string">
            <text:p>0000 1001 0010 1001</text:p>
          </table:table-cell>
          <table:table-cell office:value-type="string">
            <text:p>1111011011010111</text:p>
          </table:table-cell>
          <table:table-cell table:number-columns-repeated="2" office:value-type="string">
            <text:p>1111 0110 1101 0111</text:p>
          </table:table-cell>
          <table:table-cell office:value-type="string">
            <text:p>1111011011010111</text:p>
          </table:table-cell>
          <table:table-cell office:value-type="string">
            <text:p>111101101101011</text:p>
          </table:table-cell>
          <table:table-cell table:number-columns-repeated="2" office:value-type="string">
            <text:p>1111 0110 1101 0111</text:p>
          </table:table-cell>
          <table:table-cell office:value-type="string">
            <text:p>1111 0110 1101 0011</text:p>
          </table:table-cell>
          <table:table-cell office:value-type="string">
            <text:p>1111 0110 1101 0111</text:p>
          </table:table-cell>
          <table:table-cell office:value-type="float" office:value="1.11101101101011E+015">
            <text:p>1.11E+015</text:p>
          </table:table-cell>
          <table:table-cell table:number-columns-repeated="3" office:value-type="string">
            <text:p>1111 0110 1101 0111</text:p>
          </table:table-cell>
          <table:table-cell office:value-type="string">
            <text:p>0110 1101 0111</text:p>
          </table:table-cell>
          <table:table-cell office:value-type="string">
            <text:p>1111 0110 1101 0111</text:p>
          </table:table-cell>
          <table:table-cell office:value-type="string">
            <text:p>1000 0100 1101 0111</text:p>
          </table:table-cell>
          <table:table-cell office:value-type="string">
            <text:p>1111011011010111</text:p>
          </table:table-cell>
          <table:table-cell table:number-columns-repeated="3" office:value-type="string">
            <text:p>1111 0110 1101 0111</text:p>
          </table:table-cell>
          <table:table-cell office:value-type="string">
            <text:p>1111 0110 1101 0101</text:p>
          </table:table-cell>
        </table:table-row>
        <table:table-row table:style-name="ro2">
          <table:table-cell office:value-type="string">
            <text:p>63191</text:p>
          </table:table-cell>
          <table:table-cell office:value-type="string">
            <text:p>2345</text:p>
          </table:table-cell>
          <table:table-cell office:value-type="string">
            <text:p>1751</text:p>
          </table:table-cell>
          <table:table-cell table:number-columns-repeated="2" office:value-type="string">
            <text:p>63191</text:p>
          </table:table-cell>
          <table:table-cell office:value-type="string">
            <text:p>2345</text:p>
          </table:table-cell>
          <table:table-cell table:number-columns-repeated="7" office:value-type="string">
            <text:p>63191</text:p>
          </table:table-cell>
          <table:table-cell office:value-type="string">
            <text:p>63187</text:p>
          </table:table-cell>
          <table:table-cell office:value-type="string">
            <text:p>63191</text:p>
          </table:table-cell>
          <table:table-cell office:value-type="float" office:value="63191">
            <text:p>63191</text:p>
          </table:table-cell>
          <table:table-cell table:number-columns-repeated="3" office:value-type="string">
            <text:p>63191</text:p>
          </table:table-cell>
          <table:table-cell office:value-type="string">
            <text:p>1751</text:p>
          </table:table-cell>
          <table:table-cell office:value-type="string">
            <text:p>63191</text:p>
          </table:table-cell>
          <table:table-cell office:value-type="string">
            <text:p>34007</text:p>
          </table:table-cell>
          <table:table-cell table:number-columns-repeated="2" office:value-type="string">
            <text:p>63191</text:p>
          </table:table-cell>
          <table:table-cell office:value-type="string">
            <text:p>62695</text:p>
          </table:table-cell>
          <table:table-cell table:style-name="ce18" table:formula="of:=2^15+2^14+2^13+2^12+2^10+2^9+2^7+2^6+2^4+2^2+2^1+2^0" office:value-type="float" office:value="63191">
            <text:p>63191</text:p>
          </table:table-cell>
          <table:table-cell office:value-type="string">
            <text:p>63189</text:p>
          </table:table-cell>
        </table:table-row>
        <table:table-row table:style-name="ro2">
          <table:table-cell office:value-type="string">
            <text:p>F8 E9</text:p>
          </table:table-cell>
          <table:table-cell office:value-type="string">
            <text:p>F9E9</text:p>
          </table:table-cell>
          <table:table-cell table:number-columns-repeated="11" office:value-type="string">
            <text:p>F8E9</text:p>
          </table:table-cell>
          <table:table-cell office:value-type="string">
            <text:p>XF8E9</text:p>
          </table:table-cell>
          <table:table-cell office:value-type="string">
            <text:p>f8e9</text:p>
          </table:table-cell>
          <table:table-cell table:style-name="ce9" office:value-type="string">
            <text:p>F8E9</text:p>
          </table:table-cell>
          <table:table-cell table:number-columns-repeated="4" office:value-type="string">
            <text:p>F8E9</text:p>
          </table:table-cell>
          <table:table-cell office:value-type="string">
            <text:p>F8D9</text:p>
          </table:table-cell>
          <table:table-cell table:number-columns-repeated="3" office:value-type="string">
            <text:p>F8E9</text:p>
          </table:table-cell>
          <table:table-cell office:value-type="string">
            <text:p>F8 E9</text:p>
          </table:table-cell>
          <table:table-cell table:number-columns-repeated="2" office:value-type="string">
            <text:p>F8E9</text:p>
          </table:table-cell>
        </table:table-row>
        <table:table-row table:style-name="ro2">
          <table:table-cell office:value-type="string">
            <text:p>63705</text:p>
          </table:table-cell>
          <table:table-cell table:number-columns-repeated="3" office:value-type="string">
            <text:p>63721</text:p>
          </table:table-cell>
          <table:table-cell office:value-type="string">
            <text:p>63721 (-1815)</text:p>
          </table:table-cell>
          <table:table-cell table:number-columns-repeated="10" office:value-type="string">
            <text:p>63721</text:p>
          </table:table-cell>
          <table:table-cell office:value-type="float" office:value="63721">
            <text:p>63721</text:p>
          </table:table-cell>
          <table:table-cell table:number-columns-repeated="8" office:value-type="string">
            <text:p>63721</text:p>
          </table:table-cell>
          <table:table-cell office:value-type="string">
            <text:p>63694</text:p>
          </table:table-cell>
          <table:table-cell table:style-name="ce18" table:formula="of:=9+(14*16^1)+(8*16^2)+(15*16^3)" office:value-type="float" office:value="63721">
            <text:p>63721</text:p>
          </table:table-cell>
          <table:table-cell office:value-type="string">
            <text:p>63721</text:p>
          </table:table-cell>
        </table:table-row>
        <table:table-row table:style-name="ro2">
          <table:table-cell table:number-columns-repeated="4" office:value-type="string">
            <text:p>0001 1100 0100 1101</text:p>
          </table:table-cell>
          <table:table-cell table:style-name="Default" office:value-type="string">
            <text:p>0001 1100 0100 1101</text:p>
          </table:table-cell>
          <table:table-cell office:value-type="string">
            <text:p>0001 1100 0100 1101</text:p>
          </table:table-cell>
          <table:table-cell office:value-type="string">
            <text:p>b'.0001110001001101'</text:p>
          </table:table-cell>
          <table:table-cell table:number-columns-repeated="2" office:value-type="string">
            <text:p>0001 1100 0100 1101</text:p>
          </table:table-cell>
          <table:table-cell office:value-type="string">
            <text:p>1110001001101</text:p>
          </table:table-cell>
          <table:table-cell office:value-type="string">
            <text:p>B'0001110001001101'</text:p>
          </table:table-cell>
          <table:table-cell table:number-columns-repeated="4" office:value-type="string">
            <text:p>0001 1100 0100 1101</text:p>
          </table:table-cell>
          <table:table-cell office:value-type="float" office:value="1110001001101">
            <text:p>1110001001101</text:p>
          </table:table-cell>
          <table:table-cell office:value-type="string">
            <text:p>0001 1100 0100 1101</text:p>
          </table:table-cell>
          <table:table-cell office:value-type="string">
            <text:p>1 1100 0100 1101</text:p>
          </table:table-cell>
          <table:table-cell table:number-columns-repeated="2" office:value-type="string">
            <text:p>0001 1100 0100 1101</text:p>
          </table:table-cell>
          <table:table-cell office:value-type="string">
            <text:p>0001 1101 0100 1110</text:p>
          </table:table-cell>
          <table:table-cell office:value-type="string">
            <text:p>0001 1100 0100 1101</text:p>
          </table:table-cell>
          <table:table-cell office:value-type="string">
            <text:p>0001110001001101</text:p>
          </table:table-cell>
          <table:table-cell table:number-columns-repeated="4" office:value-type="string">
            <text:p>0001 1100 0100 1101</text:p>
          </table:table-cell>
        </table:table-row>
        <table:table-row table:style-name="ro2">
          <table:table-cell table:number-columns-repeated="6" office:value-type="string">
            <text:p>7245</text:p>
          </table:table-cell>
          <table:table-cell office:value-type="string">
            <text:p>7245/65536</text:p>
          </table:table-cell>
          <table:table-cell table:number-columns-repeated="3" office:value-type="string">
            <text:p>7245</text:p>
          </table:table-cell>
          <table:table-cell office:value-type="string">
            <text:p>D'7245'</text:p>
          </table:table-cell>
          <table:table-cell table:number-columns-repeated="4" office:value-type="string">
            <text:p>7245</text:p>
          </table:table-cell>
          <table:table-cell office:value-type="float" office:value="7245">
            <text:p>7245</text:p>
          </table:table-cell>
          <table:table-cell table:number-columns-repeated="4" office:value-type="string">
            <text:p>7245</text:p>
          </table:table-cell>
          <table:table-cell office:value-type="string">
            <text:p>7502</text:p>
          </table:table-cell>
          <table:table-cell table:number-columns-repeated="4" office:value-type="string">
            <text:p>7245</text:p>
          </table:table-cell>
          <table:table-cell table:style-name="ce18" table:formula="of:=(1*16^3)+(12*16^2)+(4*16^1)+(13*16^0)" office:value-type="float" office:value="7245">
            <text:p>7245</text:p>
          </table:table-cell>
          <table:table-cell office:value-type="string">
            <text:p>7245</text:p>
          </table:table-cell>
        </table:table-row>
        <table:table-row table:style-name="ro2">
          <table:table-cell office:value-type="string">
            <text:p>001 111 100 011 101 001</text:p>
          </table:table-cell>
          <table:table-cell table:number-columns-repeated="3" office:value-type="string">
            <text:p>174351</text:p>
          </table:table-cell>
          <table:table-cell office:value-type="string">
            <text:p>174351 (-3427)</text:p>
          </table:table-cell>
          <table:table-cell table:number-columns-repeated="3" office:value-type="string">
            <text:p>174351</text:p>
          </table:table-cell>
          <table:table-cell office:value-type="float" office:value="174351">
            <text:p>174351</text:p>
          </table:table-cell>
          <table:table-cell table:number-columns-repeated="5" office:value-type="string">
            <text:p>174351</text:p>
          </table:table-cell>
          <table:table-cell office:value-type="string">
            <text:p>76161</text:p>
          </table:table-cell>
          <table:table-cell office:value-type="float" office:value="174351">
            <text:p>174351</text:p>
          </table:table-cell>
          <table:table-cell table:number-columns-repeated="5" office:value-type="string">
            <text:p>174351</text:p>
          </table:table-cell>
          <table:table-cell office:value-type="string">
            <text:p>001 111 100 011 101 001</text:p>
          </table:table-cell>
          <table:table-cell table:number-columns-repeated="5" office:value-type="string">
            <text:p>174351</text:p>
          </table:table-cell>
        </table:table-row>
        <table:table-row table:style-name="ro2">
          <table:table-cell office:value-type="string">
            <text:p>.0011</text:p>
          </table:table-cell>
          <table:table-cell office:value-type="string">
            <text:p>.0110</text:p>
          </table:table-cell>
          <table:table-cell table:number-columns-repeated="2" office:value-type="string">
            <text:p>0.0011</text:p>
          </table:table-cell>
          <table:table-cell office:value-type="string">
            <text:p><text:s/>.0011</text:p>
          </table:table-cell>
          <table:table-cell office:value-type="string">
            <text:p>.0011</text:p>
          </table:table-cell>
          <table:table-cell office:value-type="string">
            <text:p>b'.0011'</text:p>
          </table:table-cell>
          <table:table-cell office:value-type="string">
            <text:p>.0011</text:p>
          </table:table-cell>
          <table:table-cell office:value-type="string">
            <text:p>B'.0011'</text:p>
          </table:table-cell>
          <table:table-cell office:value-type="string">
            <text:p>.0011</text:p>
          </table:table-cell>
          <table:table-cell office:value-type="string">
            <text:p>0.0011</text:p>
          </table:table-cell>
          <table:table-cell table:number-columns-repeated="2" office:value-type="string">
            <text:p>.0011</text:p>
          </table:table-cell>
          <table:table-cell office:value-type="string">
            <text:p>B0.0011</text:p>
          </table:table-cell>
          <table:table-cell office:value-type="string">
            <text:p>0.0011</text:p>
          </table:table-cell>
          <table:table-cell office:value-type="float" office:value="0.0011">
            <text:p>0</text:p>
          </table:table-cell>
          <table:table-cell table:number-columns-repeated="3" office:value-type="string">
            <text:p>.0011</text:p>
          </table:table-cell>
          <table:table-cell office:value-type="string">
            <text:p>0.0011</text:p>
          </table:table-cell>
          <table:table-cell office:value-type="string">
            <text:p>.0011</text:p>
          </table:table-cell>
          <table:table-cell office:value-type="string">
            <text:p>0011</text:p>
          </table:table-cell>
          <table:table-cell office:value-type="string">
            <text:p>B'.0011'</text:p>
          </table:table-cell>
          <table:table-cell table:number-columns-repeated="3" office:value-type="string">
            <text:p>.0011</text:p>
          </table:table-cell>
          <table:table-cell table:style-name="Default" office:value-type="string">
            <text:p>0.0011'</text:p>
          </table:table-cell>
        </table:table-row>
        <table:table-row table:style-name="ro2">
          <table:table-cell table:number-columns-repeated="2" office:value-type="string">
            <text:p>.3</text:p>
          </table:table-cell>
          <table:table-cell table:number-columns-repeated="2" office:value-type="string">
            <text:p>0.3</text:p>
          </table:table-cell>
          <table:table-cell office:value-type="string">
            <text:p><text:s/>.30</text:p>
          </table:table-cell>
          <table:table-cell office:value-type="string">
            <text:p>.3</text:p>
          </table:table-cell>
          <table:table-cell office:value-type="string">
            <text:p>x'.3'</text:p>
          </table:table-cell>
          <table:table-cell office:value-type="string">
            <text:p>.3</text:p>
          </table:table-cell>
          <table:table-cell office:value-type="string">
            <text:p>X'00.3'</text:p>
          </table:table-cell>
          <table:table-cell office:value-type="string">
            <text:p>30</text:p>
          </table:table-cell>
          <table:table-cell office:value-type="string">
            <text:p>0.3</text:p>
          </table:table-cell>
          <table:table-cell office:value-type="string">
            <text:p>.30</text:p>
          </table:table-cell>
          <table:table-cell office:value-type="string">
            <text:p>.3</text:p>
          </table:table-cell>
          <table:table-cell office:value-type="string">
            <text:p>X0.3</text:p>
          </table:table-cell>
          <table:table-cell office:value-type="string">
            <text:p>0.3000</text:p>
          </table:table-cell>
          <table:table-cell office:value-type="float" office:value="0.3">
            <text:p>0.3</text:p>
          </table:table-cell>
          <table:table-cell office:value-type="string">
            <text:p>X'.3'</text:p>
          </table:table-cell>
          <table:table-cell table:number-columns-repeated="2" office:value-type="string">
            <text:p>.3</text:p>
          </table:table-cell>
          <table:table-cell office:value-type="string">
            <text:p>0.3</text:p>
          </table:table-cell>
          <table:table-cell office:value-type="string">
            <text:p>.3</text:p>
          </table:table-cell>
          <table:table-cell office:value-type="string">
            <text:p>3</text:p>
          </table:table-cell>
          <table:table-cell office:value-type="string">
            <text:p>X'.3'</text:p>
          </table:table-cell>
          <table:table-cell table:number-columns-repeated="2" office:value-type="string">
            <text:p>.3</text:p>
          </table:table-cell>
          <table:table-cell office:value-type="string">
            <text:p>.14</text:p>
          </table:table-cell>
          <table:table-cell table:style-name="ce23" office:value-type="float" office:value="0.3">
            <text:p>0.3</text:p>
          </table:table-cell>
        </table:table-row>
        <table:table-row table:style-name="ro2">
          <table:table-cell office:value-type="string">
            <text:p>.01010101</text:p>
          </table:table-cell>
          <table:table-cell office:value-type="string">
            <text:p>.0100 1111</text:p>
          </table:table-cell>
          <table:table-cell office:value-type="string">
            <text:p>0.0100 1100</text:p>
          </table:table-cell>
          <table:table-cell office:value-type="string">
            <text:p>0.01010101</text:p>
          </table:table-cell>
          <table:table-cell office:value-type="string">
            <text:p>0100 1100</text:p>
          </table:table-cell>
          <table:table-cell office:value-type="string">
            <text:p>.01001100</text:p>
          </table:table-cell>
          <table:table-cell office:value-type="string">
            <text:p>b'.01001100'</text:p>
          </table:table-cell>
          <table:table-cell office:value-type="string">
            <text:p>.01001100</text:p>
          </table:table-cell>
          <table:table-cell office:value-type="string">
            <text:p>B'.0100 1100'</text:p>
          </table:table-cell>
          <table:table-cell office:value-type="string">
            <text:p>0101</text:p>
          </table:table-cell>
          <table:table-cell office:value-type="string">
            <text:p>0.01001100</text:p>
          </table:table-cell>
          <table:table-cell table:number-columns-repeated="2" office:value-type="string">
            <text:p>.0100 1100</text:p>
          </table:table-cell>
          <table:table-cell office:value-type="string">
            <text:p>B0.010011001</text:p>
          </table:table-cell>
          <table:table-cell office:value-type="string">
            <text:p>0.01001101</text:p>
          </table:table-cell>
          <table:table-cell office:value-type="float" office:value="0.010011">
            <text:p>0.01</text:p>
          </table:table-cell>
          <table:table-cell office:value-type="string">
            <text:p>.0100 1100</text:p>
          </table:table-cell>
          <table:table-cell office:value-type="string">
            <text:p>.01001100</text:p>
          </table:table-cell>
          <table:table-cell office:value-type="string">
            <text:p>.0100 1100</text:p>
          </table:table-cell>
          <table:table-cell office:value-type="string">
            <text:p>0.01001100</text:p>
          </table:table-cell>
          <table:table-cell office:value-type="string">
            <text:p>.01001100</text:p>
          </table:table-cell>
          <table:table-cell office:value-type="string">
            <text:p>0100 1100</text:p>
          </table:table-cell>
          <table:table-cell office:value-type="string">
            <text:p>B'.01111111'</text:p>
          </table:table-cell>
          <table:table-cell office:value-type="string">
            <text:p>.0100 1100</text:p>
          </table:table-cell>
          <table:table-cell table:number-columns-repeated="2" office:value-type="string">
            <text:p>.01001100</text:p>
          </table:table-cell>
          <table:table-cell table:style-name="Default" office:value-type="string">
            <text:p>0.0100 1100'</text:p>
          </table:table-cell>
        </table:table-row>
        <table:table-row table:style-name="ro2">
          <table:table-cell office:value-type="string">
            <text:p>.55</text:p>
          </table:table-cell>
          <table:table-cell office:value-type="string">
            <text:p>.4F</text:p>
          </table:table-cell>
          <table:table-cell office:value-type="string">
            <text:p>0.4C</text:p>
          </table:table-cell>
          <table:table-cell office:value-type="string">
            <text:p>0.55</text:p>
          </table:table-cell>
          <table:table-cell table:number-columns-repeated="2" office:value-type="string">
            <text:p>.4C</text:p>
          </table:table-cell>
          <table:table-cell office:value-type="string">
            <text:p>x'.4c'</text:p>
          </table:table-cell>
          <table:table-cell office:value-type="string">
            <text:p>.4C</text:p>
          </table:table-cell>
          <table:table-cell office:value-type="string">
            <text:p>X'00.41'</text:p>
          </table:table-cell>
          <table:table-cell office:value-type="string">
            <text:p>50</text:p>
          </table:table-cell>
          <table:table-cell office:value-type="string">
            <text:p>0.4C</text:p>
          </table:table-cell>
          <table:table-cell table:number-columns-repeated="2" office:value-type="string">
            <text:p>.4C</text:p>
          </table:table-cell>
          <table:table-cell office:value-type="string">
            <text:p>0.4A</text:p>
          </table:table-cell>
          <table:table-cell office:value-type="string">
            <text:p>0.4d</text:p>
          </table:table-cell>
          <table:table-cell table:style-name="ce9" office:value-type="string">
            <text:p>0.4C</text:p>
          </table:table-cell>
          <table:table-cell office:value-type="string">
            <text:p>X'.4C'</text:p>
          </table:table-cell>
          <table:table-cell table:number-columns-repeated="2" office:value-type="string">
            <text:p>.4C</text:p>
          </table:table-cell>
          <table:table-cell office:value-type="string">
            <text:p>0.4C</text:p>
          </table:table-cell>
          <table:table-cell office:value-type="string">
            <text:p>.4C</text:p>
          </table:table-cell>
          <table:table-cell office:value-type="string">
            <text:p>4C</text:p>
          </table:table-cell>
          <table:table-cell office:value-type="string">
            <text:p>X'.7F'</text:p>
          </table:table-cell>
          <table:table-cell office:value-type="string">
            <text:p>.4CCC CCCC</text:p>
          </table:table-cell>
          <table:table-cell table:number-columns-repeated="2" office:value-type="string">
            <text:p>.4C</text:p>
          </table:table-cell>
          <table:table-cell table:style-name="Default" office:value-type="string">
            <text:p>0.4C</text:p>
          </table:table-cell>
        </table:table-row>
        <table:table-row table:style-name="ro2">
          <table:table-cell table:number-columns-repeated="2" office:value-type="string">
            <text:p>.3515</text:p>
          </table:table-cell>
          <table:table-cell office:value-type="string">
            <text:p>.03515625</text:p>
          </table:table-cell>
          <table:table-cell table:number-columns-repeated="2" office:value-type="string">
            <text:p>0.3515625</text:p>
          </table:table-cell>
          <table:table-cell office:value-type="string">
            <text:p>.3515625</text:p>
          </table:table-cell>
          <table:table-cell office:value-type="string">
            <text:p>.3515625 or 45/128</text:p>
          </table:table-cell>
          <table:table-cell office:value-type="string">
            <text:p>.3515625</text:p>
          </table:table-cell>
          <table:table-cell office:value-type="string">
            <text:p>.3516</text:p>
          </table:table-cell>
          <table:table-cell office:value-type="string">
            <text:p>.3515625</text:p>
          </table:table-cell>
          <table:table-cell office:value-type="string">
            <text:p>0.3515625</text:p>
          </table:table-cell>
          <table:table-cell office:value-type="string">
            <text:p>90/256 = 45/128 = .3515625</text:p>
          </table:table-cell>
          <table:table-cell table:number-columns-repeated="2" office:value-type="string">
            <text:p>.3515625</text:p>
          </table:table-cell>
          <table:table-cell office:value-type="string">
            <text:p>0.3515625</text:p>
          </table:table-cell>
          <table:table-cell office:value-type="float" office:value="0.3515625">
            <text:p>0.35</text:p>
          </table:table-cell>
          <table:table-cell table:number-columns-repeated="2" office:value-type="string">
            <text:p>.3515625</text:p>
          </table:table-cell>
          <table:table-cell office:value-type="string">
            <text:p>90/256 which is 0.3515625</text:p>
          </table:table-cell>
          <table:table-cell table:style-name="ce20" office:value-type="float" office:value="0.3515625">
            <text:p>0.35</text:p>
          </table:table-cell>
          <table:table-cell office:value-type="string">
            <text:p>.3515625</text:p>
          </table:table-cell>
          <table:table-cell office:value-type="string">
            <text:p>.703125</text:p>
          </table:table-cell>
          <table:table-cell office:value-type="string">
            <text:p>90/256 or 0.3515625</text:p>
          </table:table-cell>
          <table:table-cell office:value-type="string">
            <text:p>.3515625</text:p>
          </table:table-cell>
          <table:table-cell office:value-type="string">
            <text:p>90/256 or 0.3515625</text:p>
          </table:table-cell>
          <table:table-cell table:style-name="ce21" table:formula="of:=2^(-2)+2^(-4)+2^(-5)+2^(-7)" office:value-type="float" office:value="0.3515625">
            <text:p>0.351563</text:p>
          </table:table-cell>
          <table:table-cell office:value-type="string">
            <text:p>0.3515625</text:p>
          </table:table-cell>
        </table:table-row>
        <table:table-row table:style-name="ro2">
          <table:table-cell office:value-type="string">
            <text:p>.5A</text:p>
          </table:table-cell>
          <table:table-cell office:value-type="string">
            <text:p>59</text:p>
          </table:table-cell>
          <table:table-cell table:number-columns-repeated="2" office:value-type="string">
            <text:p>0.5A</text:p>
          </table:table-cell>
          <table:table-cell table:number-columns-repeated="2" office:value-type="string">
            <text:p>.5A</text:p>
          </table:table-cell>
          <table:table-cell office:value-type="string">
            <text:p>x'.5a'</text:p>
          </table:table-cell>
          <table:table-cell office:value-type="string">
            <text:p>.5A</text:p>
          </table:table-cell>
          <table:table-cell office:value-type="string">
            <text:p>X'.5A'</text:p>
          </table:table-cell>
          <table:table-cell office:value-type="string">
            <text:p>5A</text:p>
          </table:table-cell>
          <table:table-cell office:value-type="string">
            <text:p>0.5A</text:p>
          </table:table-cell>
          <table:table-cell table:number-columns-repeated="3" office:value-type="string">
            <text:p>.5A</text:p>
          </table:table-cell>
          <table:table-cell office:value-type="string">
            <text:p>0.5a000000</text:p>
          </table:table-cell>
          <table:table-cell table:style-name="ce9" office:value-type="string">
            <text:p>0.5A</text:p>
          </table:table-cell>
          <table:table-cell office:value-type="string">
            <text:p>X'.5A'</text:p>
          </table:table-cell>
          <table:table-cell office:value-type="string">
            <text:p>0.5A</text:p>
          </table:table-cell>
          <table:table-cell office:value-type="string">
            <text:p>.5A</text:p>
          </table:table-cell>
          <table:table-cell table:style-name="ce20" office:value-type="string">
            <text:p>0.5A</text:p>
          </table:table-cell>
          <table:table-cell office:value-type="string">
            <text:p>.5A</text:p>
          </table:table-cell>
          <table:table-cell office:value-type="string">
            <text:p>X'.52'</text:p>
          </table:table-cell>
          <table:table-cell office:value-type="string">
            <text:p>X'.5A'</text:p>
          </table:table-cell>
          <table:table-cell table:number-columns-repeated="2" office:value-type="string">
            <text:p>.5A</text:p>
          </table:table-cell>
          <table:table-cell table:style-name="ce18" office:value-type="string">
            <text:p>.5A</text:p>
          </table:table-cell>
          <table:table-cell office:value-type="string">
            <text:p>0.5A</text:p>
          </table:table-cell>
        </table:table-row>
        <table:table-row table:style-name="ro2">
          <table:table-cell table:number-columns-repeated="2" office:value-type="string">
            <text:p>.1111 0010</text:p>
          </table:table-cell>
          <table:table-cell office:value-type="string">
            <text:p>0.111001</text:p>
          </table:table-cell>
          <table:table-cell office:value-type="string">
            <text:p>0.11110010</text:p>
          </table:table-cell>
          <table:table-cell office:value-type="string">
            <text:p>0000 0000.1111 0010</text:p>
          </table:table-cell>
          <table:table-cell office:value-type="string">
            <text:p>0.1111001</text:p>
          </table:table-cell>
          <table:table-cell office:value-type="string">
            <text:p>b'.11110010'</text:p>
          </table:table-cell>
          <table:table-cell office:value-type="string">
            <text:p>.11110010</text:p>
          </table:table-cell>
          <table:table-cell office:value-type="string">
            <text:p>B'.1111 0010'</text:p>
          </table:table-cell>
          <table:table-cell office:value-type="string">
            <text:p>.11110010</text:p>
          </table:table-cell>
          <table:table-cell office:value-type="string">
            <text:p>0.11110010</text:p>
          </table:table-cell>
          <table:table-cell table:number-columns-repeated="3" office:value-type="string">
            <text:p>.1111 0010</text:p>
          </table:table-cell>
          <table:table-cell office:value-type="string">
            <text:p>0.11110110</text:p>
          </table:table-cell>
          <table:table-cell office:value-type="float" office:value="0.1111001">
            <text:p>0.11</text:p>
          </table:table-cell>
          <table:table-cell office:value-type="string">
            <text:p>.1111 0010</text:p>
          </table:table-cell>
          <table:table-cell office:value-type="string">
            <text:p>0.1111001</text:p>
          </table:table-cell>
          <table:table-cell office:value-type="string">
            <text:p>.1111 0010</text:p>
          </table:table-cell>
          <table:table-cell office:value-type="string">
            <text:p>0.111001</text:p>
          </table:table-cell>
          <table:table-cell office:value-type="string">
            <text:p>.11110010</text:p>
          </table:table-cell>
          <table:table-cell office:value-type="string">
            <text:p>1111 0010</text:p>
          </table:table-cell>
          <table:table-cell office:value-type="string">
            <text:p>B'00.11110010'</text:p>
          </table:table-cell>
          <table:table-cell office:value-type="string">
            <text:p>.1111 0010</text:p>
          </table:table-cell>
          <table:table-cell table:number-columns-repeated="2" office:value-type="string">
            <text:p>.11110010</text:p>
          </table:table-cell>
          <table:table-cell office:value-type="string">
            <text:p>1111 0010</text:p>
          </table:table-cell>
        </table:table-row>
        <table:table-row table:style-name="ro2">
          <table:table-cell office:value-type="string">
            <text:p>.9375</text:p>
          </table:table-cell>
          <table:table-cell office:value-type="string">
            <text:p>.945</text:p>
          </table:table-cell>
          <table:table-cell table:number-columns-repeated="2" office:value-type="string">
            <text:p>0.9453125</text:p>
          </table:table-cell>
          <table:table-cell office:value-type="string">
            <text:p>.9453125</text:p>
          </table:table-cell>
          <table:table-cell office:value-type="string">
            <text:p>0.9453125</text:p>
          </table:table-cell>
          <table:table-cell office:value-type="string">
            <text:p>242/256</text:p>
          </table:table-cell>
          <table:table-cell office:value-type="string">
            <text:p>.9453125</text:p>
          </table:table-cell>
          <table:table-cell office:value-type="string">
            <text:p>.9453</text:p>
          </table:table-cell>
          <table:table-cell office:value-type="string">
            <text:p>.9453125</text:p>
          </table:table-cell>
          <table:table-cell office:value-type="string">
            <text:p>0.9453125</text:p>
          </table:table-cell>
          <table:table-cell office:value-type="string">
            <text:p>242/256=121/128 = .9453125</text:p>
          </table:table-cell>
          <table:table-cell office:value-type="string">
            <text:p>0.9453125</text:p>
          </table:table-cell>
          <table:table-cell office:value-type="string">
            <text:p>.9453125</text:p>
          </table:table-cell>
          <table:table-cell office:value-type="string">
            <text:p>0.9453125</text:p>
          </table:table-cell>
          <table:table-cell office:value-type="float" office:value="0.9453125">
            <text:p>0.95</text:p>
          </table:table-cell>
          <table:table-cell office:value-type="string">
            <text:p>.9453125</text:p>
          </table:table-cell>
          <table:table-cell office:value-type="string">
            <text:p>0.9453125</text:p>
          </table:table-cell>
          <table:table-cell office:value-type="string">
            <text:p>242/256 which is .9453125</text:p>
          </table:table-cell>
          <table:table-cell office:value-type="string">
            <text:p>0.9453125</text:p>
          </table:table-cell>
          <table:table-cell table:number-columns-repeated="2" office:value-type="string">
            <text:p>.9453125</text:p>
          </table:table-cell>
          <table:table-cell office:value-type="string">
            <text:p>242/256 or 0.9453125</text:p>
          </table:table-cell>
          <table:table-cell office:value-type="string">
            <text:p>.9453125</text:p>
          </table:table-cell>
          <table:table-cell office:value-type="string">
            <text:p>242/256 or .9453125</text:p>
          </table:table-cell>
          <table:table-cell table:style-name="ce22" table:formula="of:=15*16^(-1)+2*16^(-2)" office:value-type="float" office:value="0.9453125">
            <text:p>0.94531</text:p>
          </table:table-cell>
          <table:table-cell office:value-type="string">
            <text:p>0.9453125</text:p>
          </table:table-cell>
        </table:table-row>
        <table:table-row table:style-name="ro2">
          <table:table-cell table:number-columns-repeated="6" office:value-type="string">
            <text:p>1110 1001</text:p>
          </table:table-cell>
          <table:table-cell table:number-columns-repeated="2" office:value-type="string">
            <text:p>11101001</text:p>
          </table:table-cell>
          <table:table-cell office:value-type="string">
            <text:p>1110 1001</text:p>
          </table:table-cell>
          <table:table-cell table:number-columns-repeated="2" office:value-type="string">
            <text:p>11101001</text:p>
          </table:table-cell>
          <table:table-cell table:number-columns-repeated="3" office:value-type="string">
            <text:p>1110 1001</text:p>
          </table:table-cell>
          <table:table-cell office:value-type="string">
            <text:p>111010011</text:p>
          </table:table-cell>
          <table:table-cell office:value-type="float" office:value="233">
            <text:p>233</text:p>
          </table:table-cell>
          <table:table-cell office:value-type="string">
            <text:p>1110 1001</text:p>
          </table:table-cell>
          <table:table-cell office:value-type="string">
            <text:p>11101001</text:p>
          </table:table-cell>
          <table:table-cell table:number-columns-repeated="2" office:value-type="string">
            <text:p>1110 1001</text:p>
          </table:table-cell>
          <table:table-cell office:value-type="string">
            <text:p>11101001</text:p>
          </table:table-cell>
          <table:table-cell office:value-type="string">
            <text:p>1110 1001</text:p>
          </table:table-cell>
          <table:table-cell table:number-columns-repeated="2" office:value-type="string">
            <text:p>11101001</text:p>
          </table:table-cell>
          <table:table-cell table:number-columns-repeated="3" office:value-type="string">
            <text:p>1110 1001</text:p>
          </table:table-cell>
        </table:table-row>
        <table:table-row table:style-name="ro2">
          <table:table-cell office:value-type="string">
            <text:p>233 Yes, the answers are the same since there is no overflow</text:p>
          </table:table-cell>
          <table:table-cell office:value-type="string">
            <text:p>Yes; 179, 54, =233</text:p>
          </table:table-cell>
          <table:table-cell office:value-type="string">
            <text:p>179+54=228. Yes.</text:p>
          </table:table-cell>
          <table:table-cell office:value-type="string">
            <text:p>179 + 54 = 233. Yes it is the same answer</text:p>
          </table:table-cell>
          <table:table-cell office:value-type="string">
            <text:p>179, 54, 233 Correct (no overflow).</text:p>
          </table:table-cell>
          <table:table-cell office:value-type="string">
            <text:p>Yes</text:p>
          </table:table-cell>
          <table:table-cell office:value-type="string">
            <text:p>179,54,233 yes this is correct</text:p>
          </table:table-cell>
          <table:table-cell office:value-type="string">
            <text:p>179+54=233 yes</text:p>
          </table:table-cell>
          <table:table-cell office:value-type="string">
            <text:p>The answer is correct because the values are unsigned and no overflow occurs.</text:p>
          </table:table-cell>
          <table:table-cell office:value-type="string">
            <text:p>Yes, 179 + 54 = 233</text:p>
          </table:table-cell>
          <table:table-cell office:value-type="string">
            <text:p>correct (179 + 54 = 233)</text:p>
          </table:table-cell>
          <table:table-cell office:value-type="string">
            <text:p>179+54 = 233 Calc correct</text:p>
          </table:table-cell>
          <table:table-cell office:value-type="string">
            <text:p>1011 0011 = 179, 0011 0110 = 54, 1110 1001 = 233. This is correct because 179+54 = 233.</text:p>
          </table:table-cell>
          <table:table-cell office:value-type="string">
            <text:p>179, 54, 233 <text:s/>The calculation is correct</text:p>
          </table:table-cell>
          <table:table-cell office:value-type="string">
            <text:p>yes,the numbers calculate fine unsigned</text:p>
          </table:table-cell>
          <table:table-cell table:style-name="ce9" office:value-type="string">
            <text:p>Yes, there is no overflow.</text:p>
          </table:table-cell>
          <table:table-cell office:value-type="string">
            <text:p>yes because no overflow or conversion errors occur</text:p>
          </table:table-cell>
          <table:table-cell office:value-type="string">
            <text:p>Yes</text:p>
          </table:table-cell>
          <table:table-cell office:value-type="string">
            <text:p>179+54=233; it is correct</text:p>
          </table:table-cell>
          <table:table-cell office:value-type="string">
            <text:p>179-54=228 Correct</text:p>
          </table:table-cell>
          <table:table-cell office:value-type="string">
            <text:p>179+54=233 yes, because they are all unsigned numbers.</text:p>
          </table:table-cell>
          <table:table-cell office:value-type="string">
            <text:p>Yes, no overflow occurred.</text:p>
          </table:table-cell>
          <table:table-cell office:value-type="string">
            <text:p>Yes, the deciaml result is 233. The numbers to be added are 179 and 54 which sum to 233.</text:p>
          </table:table-cell>
          <table:table-cell office:value-type="string">
            <text:p>Yes. <text:s/>179 + 54 = 233</text:p>
          </table:table-cell>
          <table:table-cell office:value-type="string">
            <text:p>yes, no overflow.</text:p>
          </table:table-cell>
          <table:table-cell office:value-type="string">
            <text:p>179, 54, 233, and yes it works</text:p>
          </table:table-cell>
          <table:table-cell office:value-type="string">
            <text:p>179+54=233. Yes the calculation is correct</text:p>
          </table:table-cell>
        </table:table-row>
        <table:table-row table:style-name="ro2">
          <table:table-cell table:number-columns-repeated="2" office:value-type="string">
            <text:p>1110 1001</text:p>
          </table:table-cell>
          <table:table-cell table:number-columns-repeated="2" office:value-type="string">
            <text:p>1000 0011</text:p>
          </table:table-cell>
          <table:table-cell table:number-columns-repeated="2" office:value-type="string">
            <text:p>1110 1001</text:p>
          </table:table-cell>
          <table:table-cell office:value-type="string">
            <text:p>10000011</text:p>
          </table:table-cell>
          <table:table-cell office:value-type="string">
            <text:p>11101001 </text:p>
          </table:table-cell>
          <table:table-cell office:value-type="string">
            <text:p>1110 1001</text:p>
          </table:table-cell>
          <table:table-cell office:value-type="string">
            <text:p>-21 - 00010111</text:p>
          </table:table-cell>
          <table:table-cell office:value-type="string">
            <text:p>11101001</text:p>
          </table:table-cell>
          <table:table-cell table:number-columns-repeated="3" office:value-type="string">
            <text:p>1110 1001</text:p>
          </table:table-cell>
          <table:table-cell office:value-type="string">
            <text:p>11101001 </text:p>
          </table:table-cell>
          <table:table-cell office:value-type="float" office:value="-23">
            <text:p>-23</text:p>
          </table:table-cell>
          <table:table-cell office:value-type="string">
            <text:p>1110 1001</text:p>
          </table:table-cell>
          <table:table-cell office:value-type="string">
            <text:p>11101001</text:p>
          </table:table-cell>
          <table:table-cell office:value-type="string">
            <text:p>1110 1001; no overflow</text:p>
          </table:table-cell>
          <table:table-cell office:value-type="string">
            <text:p>1000 0011</text:p>
          </table:table-cell>
          <table:table-cell office:value-type="string">
            <text:p>11101001</text:p>
          </table:table-cell>
          <table:table-cell office:value-type="string">
            <text:p>1110 1001</text:p>
          </table:table-cell>
          <table:table-cell office:value-type="string">
            <text:p>11101001</text:p>
          </table:table-cell>
          <table:table-cell table:number-columns-repeated="4" office:value-type="string">
            <text:p>1110 1001</text:p>
          </table:table-cell>
        </table:table-row>
        <table:table-row table:style-name="ro4">
          <table:table-cell office:value-type="string">
            <text:p>-23 Yes, -77 + 54 = -23</text:p>
          </table:table-cell>
          <table:table-cell office:value-type="string">
            <text:p>No, because the other binary numbers were in two's complement form. </text:p>
          </table:table-cell>
          <table:table-cell office:value-type="string">
            <text:p>-51+54=3. No, answer should be a negative number.</text:p>
          </table:table-cell>
          <table:table-cell office:value-type="string">
            <text:p>-179 + 54 = -125. <text:s/>Yes, this is correct.</text:p>
          </table:table-cell>
          <table:table-cell office:value-type="string">
            <text:p>-77, 54, -23. Correct (no carry-in).</text:p>
          </table:table-cell>
          <table:table-cell office:value-type="string">
            <text:p>Yes</text:p>
          </table:table-cell>
          <table:table-cell office:value-type="string">
            <text:p>-179,54,-125 yes this is correct because its like saying -179 + 54 = -125</text:p>
          </table:table-cell>
          <table:table-cell office:value-type="string">
            <text:p>-77+54+-23 correct</text:p>
          </table:table-cell>
          <table:table-cell office:value-type="string">
            <text:p>correct. No overflow.</text:p>
          </table:table-cell>
          <table:table-cell office:value-type="string">
            <text:p>Yes, the calculation is correct. However in order to get the complement we must subtract from 2^8</text:p>
          </table:table-cell>
          <table:table-cell office:value-type="string">
            <text:p>correct (-77 + 54 = -23)</text:p>
          </table:table-cell>
          <table:table-cell office:value-type="string">
            <text:p>-77+54 = -23 Calc correct</text:p>
          </table:table-cell>
          <table:table-cell office:value-type="string">
            <text:p>1011 0011 = -77, 0011 0110 = 54, 1110 1001 = -23. This is correct because -77 + 54 = -23</text:p>
          </table:table-cell>
          <table:table-cell office:value-type="string">
            <text:p>-77, 54, -23 <text:s/>The addition was correct.</text:p>
          </table:table-cell>
          <table:table-cell office:value-type="string">
            <text:p>yes, the numbers calculate fine after conversion</text:p>
          </table:table-cell>
          <table:table-cell table:style-name="ce9" office:value-type="string">
            <text:p>Yes, there is no overflow or carry over.</text:p>
          </table:table-cell>
          <table:table-cell office:value-type="string">
            <text:p>no, -51 + 58 does not equal -113</text:p>
          </table:table-cell>
          <table:table-cell office:value-type="string">
            <text:p>Yes</text:p>
          </table:table-cell>
          <table:table-cell office:value-type="string">
            <text:p>-77+54=-23; it is correct</text:p>
          </table:table-cell>
          <table:table-cell office:value-type="string">
            <text:p>-51+54=3 No, because the number should be negative but the binary says otherwise.</text:p>
          </table:table-cell>
          <table:table-cell office:value-type="string">
            <text:p>-77+54=-23 yes, they are correct after 2s complement</text:p>
          </table:table-cell>
          <table:table-cell office:value-type="string">
            <text:p>Yes it is correct</text:p>
          </table:table-cell>
          <table:table-cell office:value-type="string">
            <text:p>Yes, the first set of bits equal -77 and the second set of bits equal +54. Summed together they equal -23 which is equal to signed 11101001</text:p>
          </table:table-cell>
          <table:table-cell office:value-type="string">
            <text:p>Yes. -77 + 54 = 23</text:p>
          </table:table-cell>
          <table:table-cell office:value-type="string">
            <text:p>yes, there was no overflow.(carry in/cary out the same).</text:p>
          </table:table-cell>
          <table:table-cell office:value-type="string">
            <text:p>-77, 54, -23, and yes it works</text:p>
          </table:table-cell>
          <table:table-cell office:value-type="string">
            <text:p>-77 + 54 = 23</text:p>
          </table:table-cell>
        </table:table-row>
        <table:table-row table:style-name="ro6">
          <table:table-cell office:value-type="string">
            <text:p>Yes, the results are the same since there is both a + and - number therfore no overflow.</text:p>
          </table:table-cell>
          <table:table-cell office:value-type="string">
            <text:p>No, #30 is adding two's complement binary numbers.</text:p>
          </table:table-cell>
          <table:table-cell office:value-type="string">
            <text:p>No, because you had to convert the negative binary number to two's compliment. </text:p>
          </table:table-cell>
          <table:table-cell office:value-type="string">
            <text:p>No, the first number in the twos complement problem is a negative so we are actually adding 2 different values n #28 &amp; #30</text:p>
          </table:table-cell>
          <table:table-cell office:value-type="string">
            <text:p>Yes, however they represent different values due to data type differences.</text:p>
          </table:table-cell>
          <table:table-cell office:value-type="string">
            <text:p>Yes, because they are the same number</text:p>
          </table:table-cell>
          <table:table-cell office:value-type="string">
            <text:p>no because one is unsigned and one is in two's compliment, therefore they are treated different when converting</text:p>
          </table:table-cell>
          <table:table-cell office:value-type="string">
            <text:p>no because the signed digit makes the numberin 30 different</text:p>
          </table:table-cell>
          <table:table-cell office:value-type="string">
            <text:p>Not the same. <text:s/>Because of the inherent differences between unsigned values nad 2's complement values.</text:p>
          </table:table-cell>
          <table:table-cell office:value-type="string">
            <text:p>No, they are not the same due to the fact that one is addition and one is subraction</text:p>
          </table:table-cell>
          <table:table-cell office:value-type="string">
            <text:p>The results mean different things we are dealing with unsigned and signed numbers</text:p>
          </table:table-cell>
          <table:table-cell office:value-type="string">
            <text:p>They are the same binary number but they represent different decimal numbers because #28 is unsigned but #30 is 8-bit two’s compliment</text:p>
          </table:table-cell>
          <table:table-cell office:value-type="string">
            <text:p>No, they are not the same. #28 uses unsigned binary, both are positive values, whereas #30 uses two's complement binary where one number is a negative, and one is a positive.</text:p>
          </table:table-cell>
          <table:table-cell office:value-type="string">
            <text:p>They are not the same because in the second one one of the numbers is negative.</text:p>
          </table:table-cell>
          <table:table-cell office:value-type="string">
            <text:p>no, because the numbers are signed they give different results</text:p>
          </table:table-cell>
          <table:table-cell table:style-name="ce9" office:value-type="string">
            <text:p>No, one has negative numbers, the other doesn't/</text:p>
          </table:table-cell>
          <table:table-cell office:value-type="string">
            <text:p>no, in two's compliment the signed bit is a negation changer</text:p>
          </table:table-cell>
          <table:table-cell office:value-type="string">
            <text:p>Yes, because they are both positive numbers</text:p>
          </table:table-cell>
          <table:table-cell office:value-type="string">
            <text:p>No, because one is an 8-bit signed negative number</text:p>
          </table:table-cell>
          <table:table-cell office:value-type="string">
            <text:p>No because a negative binary number had to be convert to 2's complement.</text:p>
          </table:table-cell>
          <table:table-cell office:value-type="string">
            <text:p>yes in binary they look the same, but one is singned. So they are not the same number</text:p>
          </table:table-cell>
          <table:table-cell office:value-type="string">
            <text:p>Yes the result is the same, even though the original numbers were not the same due to the fact we used the 2's complement</text:p>
          </table:table-cell>
          <table:table-cell office:value-type="string">
            <text:p>No, the resulting bits look the same but one is signed and the other is unsigned which provide different results.</text:p>
          </table:table-cell>
          <table:table-cell office:value-type="string">
            <text:p>No. #28 used unsigned numbers, but #30 used signed.</text:p>
          </table:table-cell>
          <table:table-cell office:value-type="string">
            <text:p>no, because the first bit in #30 was the sign bit.</text:p>
          </table:table-cell>
          <table:table-cell table:style-name="ce18" office:value-type="string">
            <text:p>No because when treated as signed numbers, the first number changes value</text:p>
          </table:table-cell>
          <table:table-cell office:value-type="string">
            <text:p>Yes and no, They look the same but have different values because of two's complement</text:p>
          </table:table-cell>
        </table:table-row>
        <table:table-row table:style-name="ro2">
          <table:table-cell office:value-type="string">
            <text:p>-105</text:p>
          </table:table-cell>
          <table:table-cell table:number-columns-repeated="5" office:value-type="string">
            <text:p>1110 1001</text:p>
          </table:table-cell>
          <table:table-cell table:number-columns-repeated="2" office:value-type="string">
            <text:p>11101001</text:p>
          </table:table-cell>
          <table:table-cell office:value-type="string">
            <text:p>0110 1001</text:p>
          </table:table-cell>
          <table:table-cell office:value-type="string">
            <text:p>-19</text:p>
          </table:table-cell>
          <table:table-cell office:value-type="string">
            <text:p>11101001</text:p>
          </table:table-cell>
          <table:table-cell table:number-columns-repeated="2" office:value-type="string">
            <text:p>1110 1001</text:p>
          </table:table-cell>
          <table:table-cell office:value-type="string">
            <text:p>Overflow. The sign of the result doesn't match the sign of the numbers added.</text:p>
          </table:table-cell>
          <table:table-cell office:value-type="string">
            <text:p>11101001 </text:p>
          </table:table-cell>
          <table:table-cell office:value-type="float" office:value="-23">
            <text:p>-23</text:p>
          </table:table-cell>
          <table:table-cell office:value-type="string">
            <text:p>1110 1001</text:p>
          </table:table-cell>
          <table:table-cell office:value-type="string">
            <text:p>11101001</text:p>
          </table:table-cell>
          <table:table-cell office:value-type="string">
            <text:p>1110 1001; overflow</text:p>
          </table:table-cell>
          <table:table-cell office:value-type="string">
            <text:p>1110 1001</text:p>
          </table:table-cell>
          <table:table-cell office:value-type="string">
            <text:p>11101001</text:p>
          </table:table-cell>
          <table:table-cell office:value-type="string">
            <text:p>1110 1001</text:p>
          </table:table-cell>
          <table:table-cell office:value-type="string">
            <text:p>11101001</text:p>
          </table:table-cell>
          <table:table-cell office:value-type="string">
            <text:p>1110 1001</text:p>
          </table:table-cell>
          <table:table-cell office:value-type="string">
            <text:p>-105, but its wrong, beacause there was overflow.(carry in/cary out different).</text:p>
          </table:table-cell>
          <table:table-cell office:value-type="string">
            <text:p>1110 1001</text:p>
          </table:table-cell>
          <table:table-cell office:value-type="string">
            <text:p>1110 1001 (overflow)</text:p>
          </table:table-cell>
        </table:table-row>
        <table:table-row table:style-name="ro7">
          <table:table-cell office:value-type="string">
            <text:p>233, No the binary calculation is not correct since there where was overflow</text:p>
          </table:table-cell>
          <table:table-cell office:value-type="string">
            <text:p>Yes</text:p>
          </table:table-cell>
          <table:table-cell office:value-type="string">
            <text:p>115+118=-105. No, because two positive numbers created a negative number. Overflow occurs.</text:p>
          </table:table-cell>
          <table:table-cell office:value-type="string">
            <text:p>115 + 118 = -23. <text:s/>No this is incorrect because overflow occurred. <text:s/>We went out of range for an 8-bit system.</text:p>
          </table:table-cell>
          <table:table-cell office:value-type="string">
            <text:p>115, 118, -23. <text:s/>Incorrect (overflow into sign).</text:p>
          </table:table-cell>
          <table:table-cell office:value-type="string">
            <text:p>Yes</text:p>
          </table:table-cell>
          <table:table-cell office:value-type="string">
            <text:p>115,118,-23 no this is not correct because there was overflow causing two positive numbers to result in a negative</text:p>
          </table:table-cell>
          <table:table-cell office:value-type="string">
            <text:p>115+118=23 incorrent because we encountered overflow</text:p>
          </table:table-cell>
          <table:table-cell office:value-type="string">
            <text:p>incorrect because overflow has occurred</text:p>
          </table:table-cell>
          <table:table-cell table:style-name="ce14" office:value-type="string">
            <text:p>No the calculation is not correct due to the fact that it is the 2's compliment that will make it correct. <text:s/>For instance if the number is subtracted from 2^8 it is correct. <text:s/>Or if the numbers 2's compliment is taken, then it is also correct, but the calculation itself is not correct. <text:s/></text:p>
          </table:table-cell>
          <table:table-cell office:value-type="string">
            <text:p>Incorrect since we encountered overflow (115 + 118 = -23)</text:p>
          </table:table-cell>
          <table:table-cell office:value-type="string">
            <text:p>115+118 = -23 Not correct due to the carry in and carry out of the sign bit being different.</text:p>
          </table:table-cell>
          <table:table-cell office:value-type="string">
            <text:p>0111 0011 = 115, 0111 0110 = 118, 1110 1001 = -23. The calculation is NOT correct because it overflows into the sign bit.</text:p>
          </table:table-cell>
          <table:table-cell office:value-type="string">
            <text:p>The calculation was not correct because there was overflow.</text:p>
          </table:table-cell>
          <table:table-cell office:value-type="string">
            <text:p>no, because there is a carry over into the sign bit it becomes the wrong answer</text:p>
          </table:table-cell>
          <table:table-cell table:style-name="ce9" office:value-type="string">
            <text:p>Yes, they're the same.</text:p>
          </table:table-cell>
          <table:table-cell office:value-type="string">
            <text:p>no, 115 + 118 does not equal -113</text:p>
          </table:table-cell>
          <table:table-cell office:value-type="string">
            <text:p>Yes</text:p>
          </table:table-cell>
          <table:table-cell office:value-type="string">
            <text:p>115+118=-23; not correct, because overflow occurred. The last two carry bits were not = to each other</text:p>
          </table:table-cell>
          <table:table-cell office:value-type="string">
            <text:p>115+118=-105 No, because 2 positive numbers create a negative 1 sign bit which is overflow.</text:p>
          </table:table-cell>
          <table:table-cell office:value-type="string">
            <text:p>115+118 does not equal -23, because there was overflow into the sign bit</text:p>
          </table:table-cell>
          <table:table-cell office:value-type="string">
            <text:p>No this result is not correct because overflow occurred</text:p>
          </table:table-cell>
          <table:table-cell office:value-type="string">
            <text:p>No, the signed bits to be added convert to 115 and 118. However the signed answer results to -23 which is not the correct sum.</text:p>
          </table:table-cell>
          <table:table-cell office:value-type="string">
            <text:p>No. <text:s/>There is overflow. 115 + 118 != -23</text:p>
          </table:table-cell>
          <table:table-cell office:value-type="string">
            <text:p>its wrong, beacause there was overflow.(carry in/cary out different).</text:p>
          </table:table-cell>
          <table:table-cell office:value-type="string">
            <text:p>115, 118, -23, no it doesn’t work because there aren't enough bits to retain the correct sign bit</text:p>
          </table:table-cell>
          <table:table-cell office:value-type="string">
            <text:p>115+118=24. It is incorrect because overflow has occurred</text:p>
          </table:table-cell>
        </table:table-row>
        <table:table-row table:style-name="ro2">
          <table:table-cell table:number-columns-repeated="6" office:value-type="string">
            <text:p>1110 1001</text:p>
          </table:table-cell>
          <table:table-cell table:number-columns-repeated="2" office:value-type="string">
            <text:p>11101001</text:p>
          </table:table-cell>
          <table:table-cell office:value-type="string">
            <text:p>1110 1001</text:p>
          </table:table-cell>
          <table:table-cell table:number-columns-repeated="2" office:value-type="string">
            <text:p>11101001</text:p>
          </table:table-cell>
          <table:table-cell table:number-columns-repeated="3" office:value-type="string">
            <text:p>1110 1001</text:p>
          </table:table-cell>
          <table:table-cell office:value-type="string">
            <text:p>11101001 </text:p>
          </table:table-cell>
          <table:table-cell office:value-type="float" office:value="233">
            <text:p>233</text:p>
          </table:table-cell>
          <table:table-cell office:value-type="string">
            <text:p>1110 1001</text:p>
          </table:table-cell>
          <table:table-cell office:value-type="string">
            <text:p>11101001</text:p>
          </table:table-cell>
          <table:table-cell table:number-columns-repeated="2" office:value-type="string">
            <text:p>1110 1001</text:p>
          </table:table-cell>
          <table:table-cell office:value-type="string">
            <text:p>11101001</text:p>
          </table:table-cell>
          <table:table-cell office:value-type="string">
            <text:p>1110 1001</text:p>
          </table:table-cell>
          <table:table-cell office:value-type="string">
            <text:p>11101001</text:p>
          </table:table-cell>
          <table:table-cell table:number-columns-repeated="4" office:value-type="string">
            <text:p>1110 1001</text:p>
          </table:table-cell>
        </table:table-row>
        <table:table-row table:style-name="ro2">
          <table:table-cell office:value-type="string">
            <text:p>115 + 118 = 233 The calc is correct.</text:p>
          </table:table-cell>
          <table:table-cell office:value-type="string">
            <text:p>115, 118, =233</text:p>
          </table:table-cell>
          <table:table-cell office:value-type="string">
            <text:p>115+118=233. Yes</text:p>
          </table:table-cell>
          <table:table-cell office:value-type="string">
            <text:p>115 + 118 = 233. <text:s/>This is the correct answer.</text:p>
          </table:table-cell>
          <table:table-cell office:value-type="string">
            <text:p>115, 118, 233. Correct (no overflow).</text:p>
          </table:table-cell>
          <table:table-cell office:value-type="string">
            <text:p>Yes</text:p>
          </table:table-cell>
          <table:table-cell office:value-type="string">
            <text:p>115,118,233</text:p>
          </table:table-cell>
          <table:table-cell office:value-type="string">
            <text:p><text:s/>115+118=233 yes</text:p>
          </table:table-cell>
          <table:table-cell office:value-type="string">
            <text:p>correct because no overflow has occurred.</text:p>
          </table:table-cell>
          <table:table-cell office:value-type="string">
            <text:p>Yes, it is correct 115 + 118 = 233</text:p>
          </table:table-cell>
          <table:table-cell office:value-type="string">
            <text:p>Correct (115 + 118 = 233)</text:p>
          </table:table-cell>
          <table:table-cell office:value-type="string">
            <text:p>115+118 = 233 Calc correct</text:p>
          </table:table-cell>
          <table:table-cell office:value-type="string">
            <text:p>0111 0011 = 115, 0111 0110 = 118, 1110 1001 = 233. In unsigned binary this IS correct. 115+118 = 233</text:p>
          </table:table-cell>
          <table:table-cell office:value-type="string">
            <text:p>118 + 115 = 133 <text:s/>The calculation is correct because the numbers are unsigned so no overflow.</text:p>
          </table:table-cell>
          <table:table-cell office:value-type="string">
            <text:p>yes, because the number are not signed as before the calculation is fine</text:p>
          </table:table-cell>
          <table:table-cell table:style-name="ce9" office:value-type="string">
            <text:p>Yes, no overflow.</text:p>
          </table:table-cell>
          <table:table-cell office:value-type="string">
            <text:p>yes, 115 + 118 = 233</text:p>
          </table:table-cell>
          <table:table-cell office:value-type="string">
            <text:p>Yes</text:p>
          </table:table-cell>
          <table:table-cell office:value-type="string">
            <text:p>115+118=233; correct</text:p>
          </table:table-cell>
          <table:table-cell office:value-type="string">
            <text:p>115+118=233 Yes </text:p>
          </table:table-cell>
          <table:table-cell office:value-type="string">
            <text:p>115+118=233 yes, they are because they are unsigned.</text:p>
          </table:table-cell>
          <table:table-cell office:value-type="string">
            <text:p>Yes, because the number is unsigned overflow did not occur.</text:p>
          </table:table-cell>
          <table:table-cell office:value-type="string">
            <text:p>Yes, the bits to be added convert to 115 and 118 which sum to 233 (unsigned 11101001)</text:p>
          </table:table-cell>
          <table:table-cell office:value-type="string">
            <text:p>Yes. <text:s/>115 + 118 = 233</text:p>
          </table:table-cell>
          <table:table-cell office:value-type="string">
            <text:p>yes, no overflow.</text:p>
          </table:table-cell>
          <table:table-cell office:value-type="string">
            <text:p>115, 118, 233, and yes it works</text:p>
          </table:table-cell>
          <table:table-cell office:value-type="string">
            <text:p>115+118=233 It is correct because no overflow occurred</text:p>
          </table:table-cell>
        </table:table-row>
        <table:table-row table:style-name="ro6">
          <table:table-cell office:value-type="string">
            <text:p>No the two are different because one is unsigned and the other is a two's complement.</text:p>
          </table:table-cell>
          <table:table-cell office:value-type="string">
            <text:p>yes</text:p>
          </table:table-cell>
          <table:table-cell office:value-type="string">
            <text:p>Yes because none of the values needed to be converted.</text:p>
          </table:table-cell>
          <table:table-cell office:value-type="string">
            <text:p>No, unsigned and 2's comliment systems differ in how a value is represented. <text:s/>Because of the sign bit the values are actually different. <text:s/>One value became -23 and the other 233.</text:p>
          </table:table-cell>
          <table:table-cell office:value-type="string">
            <text:p>Equal binary, but non-equal values, due to data type difference.</text:p>
          </table:table-cell>
          <table:table-cell office:value-type="string">
            <text:p>Yes, because they are the same number</text:p>
          </table:table-cell>
          <table:table-cell office:value-type="string">
            <text:p>no, one is in twos compliment form and one is unsigned causing the conversion process to be different. One had an overflow the other was fine.</text:p>
          </table:table-cell>
          <table:table-cell office:value-type="string">
            <text:p>no because 35 is unsigned so it has 1 extra place so no overflow was encountered</text:p>
          </table:table-cell>
          <table:table-cell office:value-type="string">
            <text:p>They are not the same because the 8<text:span text:style-name="T1">th</text:span><text:span text:style-name="T2"> bit of the 8-bit two's </text:span><text:span text:style-name="T2">complement does not contribute to </text:span><text:span text:style-name="T2">the magnitude of the number. <text:s/>It </text:span><text:span text:style-name="T2">indicates the sign of the signed </text:span><text:span text:style-name="T2">integer.</text:span></text:p>
          </table:table-cell>
          <table:table-cell office:value-type="string">
            <text:p>No, they are not the same. <text:s/>One is a calculation using signed bits and the other is not.</text:p>
          </table:table-cell>
          <table:table-cell office:value-type="string">
            <text:p>Same as they look, but represent different numbers</text:p>
          </table:table-cell>
          <table:table-cell office:value-type="string">
            <text:p>They are the same binary number but they represent different decimal numbers because #33 is 8-bit two’s compliment but #35 is unsigned</text:p>
          </table:table-cell>
          <table:table-cell office:value-type="string">
            <text:p>The binary may look the same but due to the fact that #33 is two's complement binary, and #35 is unsigned binary they are entirely different.</text:p>
          </table:table-cell>
          <table:table-cell office:value-type="string">
            <text:p>The results were not the same because overflow occurred in the first problem.</text:p>
          </table:table-cell>
          <table:table-cell office:value-type="string">
            <text:p>no, signed numbers give different numbers</text:p>
          </table:table-cell>
          <table:table-cell table:style-name="ce9" office:value-type="string">
            <text:p>No, one has negative numbers, the other doesn't</text:p>
          </table:table-cell>
          <table:table-cell office:value-type="string">
            <text:p>no, the result of #33 is a negative smaller # because of the neg signed bit</text:p>
          </table:table-cell>
          <table:table-cell office:value-type="string">
            <text:p>Yes, because they are both positive numbers</text:p>
          </table:table-cell>
          <table:table-cell office:value-type="string">
            <text:p>No, because one is an 8-bit signed number and the other is unsigned</text:p>
          </table:table-cell>
          <table:table-cell office:value-type="string">
            <text:p>Yes, because 2's complement didn't have to be taken</text:p>
          </table:table-cell>
          <table:table-cell office:value-type="string">
            <text:p>no, because one is signed and one is not.</text:p>
          </table:table-cell>
          <table:table-cell office:value-type="string">
            <text:p>No, two's complement has a smaller range due to the possibility of negative number and the left most number is the sign bit.</text:p>
          </table:table-cell>
          <table:table-cell office:value-type="string">
            <text:p>No, signed 11101001 is not equal to unsigned 11101001. One is -23 and the other 233</text:p>
          </table:table-cell>
          <table:table-cell office:value-type="string">
            <text:p>No. #33 had overflow into the sign bit, but there is no sign bit in #35. <text:s/>So, there was room for the carry in.</text:p>
          </table:table-cell>
          <table:table-cell office:value-type="string">
            <text:p>no, 33 wasn’t even correct and it was a different numbering scheme.</text:p>
          </table:table-cell>
          <table:table-cell office:value-type="string">
            <text:p>no they arent, because the first problem is treated as signed, which makes the result appear negative, while the unsigned is assumed to be positive</text:p>
          </table:table-cell>
          <table:table-cell office:value-type="string">
            <text:p>They look identical but have different values because overflow occurs in #33 but not #35</text:p>
          </table:table-cell>
        </table:table-row>
        <table:table-row table:style-name="ro2">
          <table:table-cell office:value-type="string">
            <text:p>1100 1011</text:p>
          </table:table-cell>
          <table:table-cell office:value-type="string">
            <text:p>1100 1010</text:p>
          </table:table-cell>
          <table:table-cell table:number-columns-repeated="4" office:value-type="string">
            <text:p>1100 1011</text:p>
          </table:table-cell>
          <table:table-cell table:number-columns-repeated="2" office:value-type="string">
            <text:p>11001011</text:p>
          </table:table-cell>
          <table:table-cell office:value-type="string">
            <text:p>1100 1011</text:p>
          </table:table-cell>
          <table:table-cell office:value-type="string">
            <text:p>11001010</text:p>
          </table:table-cell>
          <table:table-cell office:value-type="string">
            <text:p>11001011</text:p>
          </table:table-cell>
          <table:table-cell table:number-columns-repeated="3" office:value-type="string">
            <text:p>1100 1011</text:p>
          </table:table-cell>
          <table:table-cell office:value-type="string">
            <text:p>11001011</text:p>
          </table:table-cell>
          <table:table-cell office:value-type="float" office:value="11001011">
            <text:p>11001011</text:p>
          </table:table-cell>
          <table:table-cell office:value-type="string">
            <text:p>1100 1011</text:p>
          </table:table-cell>
          <table:table-cell office:value-type="string">
            <text:p>11001011</text:p>
          </table:table-cell>
          <table:table-cell office:value-type="string">
            <text:p>1100 1011; base 10 = -53</text:p>
          </table:table-cell>
          <table:table-cell office:value-type="string">
            <text:p>1100 1011</text:p>
          </table:table-cell>
          <table:table-cell office:value-type="string">
            <text:p>11001011</text:p>
          </table:table-cell>
          <table:table-cell table:number-columns-repeated="4" office:value-type="string">
            <text:p>1100 1011</text:p>
          </table:table-cell>
          <table:table-cell table:style-name="ce18" office:value-type="string">
            <text:p>1100 1011</text:p>
          </table:table-cell>
          <table:table-cell office:value-type="string">
            <text:p>1100 1011</text:p>
          </table:table-cell>
        </table:table-row>
        <table:table-row table:style-name="ro5">
          <table:table-cell office:value-type="string">
            <text:p>0000 0000 1100 1011</text:p>
          </table:table-cell>
          <table:table-cell office:value-type="string">
            <text:p>1111 1111 1100 1010</text:p>
          </table:table-cell>
          <table:table-cell table:number-columns-repeated="2" office:value-type="string">
            <text:p>1111 1111 1100 1011</text:p>
          </table:table-cell>
          <table:table-cell table:style-name="ce10" office:value-type="string">
            <text:p>1111 1111 1100 1011</text:p>
          </table:table-cell>
          <table:table-cell office:value-type="string">
            <text:p>0000 0000 1100 1011</text:p>
          </table:table-cell>
          <table:table-cell table:number-columns-repeated="2" office:value-type="string">
            <text:p>1111111111001011</text:p>
          </table:table-cell>
          <table:table-cell office:value-type="string">
            <text:p>1111 1111 1100 1011</text:p>
          </table:table-cell>
          <table:table-cell office:value-type="string">
            <text:p>1111111111001010</text:p>
          </table:table-cell>
          <table:table-cell office:value-type="string">
            <text:p>1111111111001011</text:p>
          </table:table-cell>
          <table:table-cell office:value-type="string">
            <text:p>1111 1111 1100 1011</text:p>
          </table:table-cell>
          <table:table-cell office:value-type="string">
            <text:p>This question is somewhat ambiguous. The 16-bit could be interpreted as 0011 0101 0000 0000, or 0000 0000 0011 0101. The negation is either 1100 1011 0000 0000, or 1111 1111 1100 1011</text:p>
          </table:table-cell>
          <table:table-cell office:value-type="string">
            <text:p>1111 1111 1100 1011</text:p>
          </table:table-cell>
          <table:table-cell office:value-type="string">
            <text:p>1111 1100 1011</text:p>
          </table:table-cell>
          <table:table-cell table:style-name="ce19" office:value-type="float" office:value="1.11111111100101E+015">
            <text:p>1.11E+015</text:p>
          </table:table-cell>
          <table:table-cell office:value-type="string">
            <text:p>1111 1111 1100 1011</text:p>
          </table:table-cell>
          <table:table-cell office:value-type="string">
            <text:p>11001011</text:p>
          </table:table-cell>
          <table:table-cell office:value-type="string">
            <text:p>1111 1111 1100 1011; base 10 = -53</text:p>
          </table:table-cell>
          <table:table-cell office:value-type="string">
            <text:p>1111 1111 1100 1011</text:p>
          </table:table-cell>
          <table:table-cell office:value-type="string">
            <text:p>1111111111001011</text:p>
          </table:table-cell>
          <table:table-cell office:value-type="string">
            <text:p>1000 0000 1100 1011</text:p>
          </table:table-cell>
          <table:table-cell table:number-columns-repeated="3" office:value-type="string">
            <text:p>1111 1111 1100 1011</text:p>
          </table:table-cell>
          <table:table-cell table:style-name="ce18" office:value-type="string">
            <text:p>1111 1111 1100 1011</text:p>
          </table:table-cell>
          <table:table-cell office:value-type="string">
            <text:p>1111 1111 1100 1011</text:p>
          </table:table-cell>
        </table:table-row>
        <table:table-row table:style-name="ro8">
          <table:table-cell office:value-type="string">
            <text:p>Yes since there was no overflow in either they are the same just the second has more space </text:p>
          </table:table-cell>
          <table:table-cell office:value-type="string">
            <text:p>No, one is negation of 8bits, while the other is a 16bit negation.</text:p>
          </table:table-cell>
          <table:table-cell office:value-type="string">
            <text:p>No, because 16-bit has more numbers, therefore making it different</text:p>
          </table:table-cell>
          <table:table-cell office:value-type="string">
            <text:p>No, they are in two different bit systems. <text:s/>In the 16 bit the sign bit needs to be propagated. <text:s/>Therefore, there are leading 1's in # 39</text:p>
          </table:table-cell>
          <table:table-cell office:value-type="string">
            <text:p>Considering each data type, the values are equal. Non-equal as unsigned values.</text:p>
          </table:table-cell>
          <table:table-cell table:style-name="ce11" office:value-type="string">
            <text:p>No, because 16 bit and 8 bit values hold different values because of their different sizes</text:p>
          </table:table-cell>
          <table:table-cell office:value-type="string">
            <text:p>yes. After you convert them the leading 1's turn to zeros</text:p>
          </table:table-cell>
          <table:table-cell office:value-type="string">
            <text:p>no, one is 8 bit the other is 16 bit</text:p>
          </table:table-cell>
          <table:table-cell office:value-type="string">
            <text:p>The values that 38 &amp; 39 represent are the same. The physical representation is not.</text:p>
          </table:table-cell>
          <table:table-cell office:value-type="string">
            <text:p>No, due to the fact that in order to find the complement we subtract from the 2^N'th power</text:p>
          </table:table-cell>
          <table:table-cell office:value-type="string">
            <text:p>No, they have different bits</text:p>
          </table:table-cell>
          <table:table-cell office:value-type="string">
            <text:p>They are identical valued numbers. Both equal -53 in their respective size.</text:p>
          </table:table-cell>
          <table:table-cell office:value-type="string">
            <text:p>The results are not identical both in regards to precision and the fact that theres simply more digits to negate in the 16-bit.</text:p>
          </table:table-cell>
          <table:table-cell office:value-type="string">
            <text:p>They are not identical because the length of the signed number is important.</text:p>
          </table:table-cell>
          <table:table-cell office:value-type="string">
            <text:p>yes, the twos complement forms are the same</text:p>
          </table:table-cell>
          <table:table-cell table:style-name="ce9" office:value-type="string">
            <text:p>No, although they're the same number, they're not represented the same way due to more bits.</text:p>
          </table:table-cell>
          <table:table-cell office:value-type="string">
            <text:p>yes, the leading ones in the 16-bit field are just padding</text:p>
          </table:table-cell>
          <table:table-cell office:value-type="string">
            <text:p>Yes, because 16 bit just gives more precision</text:p>
          </table:table-cell>
          <table:table-cell office:value-type="string">
            <text:p>They are the same, but one is an 8-bit and one is a 16-bit number. They represent the same number value though.</text:p>
          </table:table-cell>
          <table:table-cell office:value-type="string">
            <text:p>No, because 8 bit has no leading 1's where 16 bit does, thus making it different</text:p>
          </table:table-cell>
          <table:table-cell office:value-type="string">
            <text:p>yes, because they are both signed numbers with extended sign bits</text:p>
          </table:table-cell>
          <table:table-cell office:value-type="string">
            <text:p>Yes they are, the left most bit is still negative and the padded 0's to make it 16 bits do no effect the number.</text:p>
          </table:table-cell>
          <table:table-cell office:value-type="string">
            <text:p>No, the difference in field width causes the results to be different.</text:p>
          </table:table-cell>
          <table:table-cell office:value-type="string">
            <text:p>Yes. <text:s/>The sign bit is just carried out to the left in the sixteen bit version.</text:p>
          </table:table-cell>
          <table:table-cell office:value-type="string">
            <text:p>The values are the same however, the answer from 39 takes more space in memory and can hold larger values.</text:p>
          </table:table-cell>
          <table:table-cell table:style-name="ce18" office:value-type="string">
            <text:p>well yes in value, but not in appearance, the 16-bit version requires many leading one's</text:p>
          </table:table-cell>
          <table:table-cell office:value-type="string">
            <text:p>They are are not visually identical however their values are equal</text:p>
          </table:table-cell>
        </table:table-row>
        <table:table-row table:style-name="ro2">
          <table:table-cell office:value-type="string">
            <text:p>0100 0001</text:p>
          </table:table-cell>
          <table:table-cell office:value-type="string">
            <text:p>0001 0100 0000</text:p>
          </table:table-cell>
          <table:table-cell table:number-columns-repeated="2" office:value-type="string">
            <text:p>0100 0001</text:p>
          </table:table-cell>
          <table:table-cell table:style-name="Default" office:value-type="string">
            <text:p>0100 0001</text:p>
          </table:table-cell>
          <table:table-cell office:value-type="string">
            <text:p>0100 0001</text:p>
          </table:table-cell>
          <table:table-cell office:value-type="string">
            <text:p>overflow 1 01000001</text:p>
          </table:table-cell>
          <table:table-cell office:value-type="string">
            <text:p>01000001</text:p>
          </table:table-cell>
          <table:table-cell office:value-type="string">
            <text:p>0100 0001</text:p>
          </table:table-cell>
          <table:table-cell table:number-columns-repeated="2" office:value-type="string">
            <text:p>01000001</text:p>
          </table:table-cell>
          <table:table-cell table:number-columns-repeated="3" office:value-type="string">
            <text:p>0100 0001</text:p>
          </table:table-cell>
          <table:table-cell office:value-type="string">
            <text:p>01000001</text:p>
          </table:table-cell>
          <table:table-cell office:value-type="float" office:value="1000001">
            <text:p>1000001</text:p>
          </table:table-cell>
          <table:table-cell office:value-type="string">
            <text:p>0100 0001</text:p>
          </table:table-cell>
          <table:table-cell office:value-type="string">
            <text:p>1000001</text:p>
          </table:table-cell>
          <table:table-cell table:number-columns-repeated="2" office:value-type="string">
            <text:p>0100 0001</text:p>
          </table:table-cell>
          <table:table-cell office:value-type="string">
            <text:p>01000001</text:p>
          </table:table-cell>
          <table:table-cell office:value-type="string">
            <text:p>0001 0100 0001</text:p>
          </table:table-cell>
          <table:table-cell office:value-type="string">
            <text:p>01000001</text:p>
          </table:table-cell>
          <table:table-cell table:number-columns-repeated="2" office:value-type="string">
            <text:p>0100 0001</text:p>
          </table:table-cell>
          <table:table-cell table:style-name="ce18" office:value-type="string">
            <text:p>0100 0001</text:p>
          </table:table-cell>
          <table:table-cell office:value-type="string">
            <text:p>0100 0001</text:p>
          </table:table-cell>
        </table:table-row>
        <table:table-row table:style-name="ro2">
          <table:table-cell office:value-type="string">
            <text:p>118 - 53 = 65</text:p>
          </table:table-cell>
          <table:table-cell office:value-type="string">
            <text:p>118 - 202 =320</text:p>
          </table:table-cell>
          <table:table-cell office:value-type="string">
            <text:p>118-53=65</text:p>
          </table:table-cell>
          <table:table-cell office:value-type="string">
            <text:p>118 - 53 = 65</text:p>
          </table:table-cell>
          <table:table-cell office:value-type="string">
            <text:p>118, 53, 65. </text:p>
          </table:table-cell>
          <table:table-cell office:value-type="string">
            <text:p>118, 53, 65</text:p>
          </table:table-cell>
          <table:table-cell office:value-type="string">
            <text:p>118,53,should be 65 but there is overflow</text:p>
          </table:table-cell>
          <table:table-cell office:value-type="string">
            <text:p>118-53=65</text:p>
          </table:table-cell>
          <table:table-cell office:value-type="string">
            <text:p>118 – 53 = 65</text:p>
          </table:table-cell>
          <table:table-cell office:value-type="string">
            <text:p>118 - 53 = 65 </text:p>
          </table:table-cell>
          <table:table-cell office:value-type="string">
            <text:p>118 - 53 = 65</text:p>
          </table:table-cell>
          <table:table-cell office:value-type="string">
            <text:p>118-53 = 65</text:p>
          </table:table-cell>
          <table:table-cell office:value-type="string">
            <text:p>0111 0110 = 118, 0011 0101 = 53, 0100 0001 = 65.</text:p>
          </table:table-cell>
          <table:table-cell office:value-type="string">
            <text:p>118 - 53 = 65</text:p>
          </table:table-cell>
          <table:table-cell office:value-type="string">
            <text:p>118,53,65</text:p>
          </table:table-cell>
          <table:table-cell table:style-name="ce9" office:value-type="string">
            <text:p>118, 53, 65</text:p>
          </table:table-cell>
          <table:table-cell office:value-type="string">
            <text:p>118 - 53 = 65</text:p>
          </table:table-cell>
          <table:table-cell office:value-type="string">
            <text:p>118, 53, 65</text:p>
          </table:table-cell>
          <table:table-cell table:number-columns-repeated="3" office:value-type="string">
            <text:p>118-53=65</text:p>
          </table:table-cell>
          <table:table-cell office:value-type="string">
            <text:p>1st: 118 2nd: 203 3rd: 321</text:p>
          </table:table-cell>
          <table:table-cell office:value-type="string">
            <text:p>01110110 = 118; 00110101 = 53; 01000001 = 65</text:p>
          </table:table-cell>
          <table:table-cell table:number-columns-repeated="2" office:value-type="string">
            <text:p>118 - 53 = 65</text:p>
          </table:table-cell>
          <table:table-cell office:value-type="string">
            <text:p>118, 53, 65</text:p>
          </table:table-cell>
          <table:table-cell office:value-type="string">
            <text:p>118 – 53 = 65</text:p>
          </table:table-cell>
        </table:table-row>
        <table:table-row table:style-name="ro6">
          <table:table-cell office:value-type="string">
            <text:p>Yes the calculation in 42 is correct, It matches the actual math in #4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, 118 - 53 = 65. <text:s/>This is correct.</text:p>
          </table:table-cell>
          <table:table-cell office:value-type="string">
            <text:p>Correct (carry-in = carry-out)</text:p>
          </table:table-cell>
          <table:table-cell office:value-type="string">
            <text:p>Yes</text:p>
          </table:table-cell>
          <table:table-cell office:value-type="string">
            <text:p>no there is overflow</text:p>
          </table:table-cell>
          <table:table-cell office:value-type="string">
            <text:p>yes </text:p>
          </table:table-cell>
          <table:table-cell office:value-type="string">
            <text:p>yes, no overflow has occurred. </text:p>
          </table:table-cell>
          <table:table-cell office:value-type="string">
            <text:p>Yes it is correct. <text:s/>Converted 53 is 11001011, add that to bin 118 to get 65.</text:p>
          </table:table-cell>
          <table:table-cell office:value-type="string">
            <text:p>Yes</text:p>
          </table:table-cell>
          <table:table-cell office:value-type="string">
            <text:p>Calc in #42 correct</text:p>
          </table:table-cell>
          <table:table-cell office:value-type="string">
            <text:p>This calculation is correct because 118 - 53 = 65.</text:p>
          </table:table-cell>
          <table:table-cell office:value-type="string">
            <text:p>The calculation was correct.</text:p>
          </table:table-cell>
          <table:table-cell office:value-type="string">
            <text:p>yes, if converted before calculation the answer is correct</text:p>
          </table:table-cell>
          <table:table-cell table:style-name="ce9" office:value-type="string">
            <text:p>Yes.</text:p>
          </table:table-cell>
          <table:table-cell office:value-type="string">
            <text:p>yes, by negating the 2nd # it avoided overflow error</text:p>
          </table:table-cell>
          <table:table-cell office:value-type="string">
            <text:p>Yes, because when you subtract the two, you don't get a negative number</text:p>
          </table:table-cell>
          <table:table-cell office:value-type="string">
            <text:p>It is correct</text:p>
          </table:table-cell>
          <table:table-cell office:value-type="string">
            <text:p>Yes </text:p>
          </table:table-cell>
          <table:table-cell office:value-type="string">
            <text:p>yes, because they are all unsigned numbers.</text:p>
          </table:table-cell>
          <table:table-cell office:value-type="string">
            <text:p>Yes, after taking the two's complement of the second number the addition is correct.</text:p>
          </table:table-cell>
          <table:table-cell office:value-type="string">
            <text:p>Yes, 118 - 53 = 65</text:p>
          </table:table-cell>
          <table:table-cell office:value-type="string">
            <text:p>Yes.</text:p>
          </table:table-cell>
          <table:table-cell office:value-type="string">
            <text:p>yes.</text:p>
          </table:table-cell>
          <table:table-cell office:value-type="string">
            <text:p>Yes it is correct</text:p>
          </table:table-cell>
          <table:table-cell office:value-type="string">
            <text:p>Yes </text:p>
          </table:table-cell>
        </table:table-row>
        <table:table-row table:style-name="ro2">
          <table:table-cell office:value-type="string">
            <text:p>D923</text:p>
          </table:table-cell>
          <table:table-cell office:value-type="string">
            <text:p>B943</text:p>
          </table:table-cell>
          <table:table-cell table:number-columns-repeated="2" office:value-type="string">
            <text:p>D923</text:p>
          </table:table-cell>
          <table:table-cell office:value-type="string">
            <text:p>D923 (unsigned assumed)</text:p>
          </table:table-cell>
          <table:table-cell office:value-type="string">
            <text:p>D923</text:p>
          </table:table-cell>
          <table:table-cell office:value-type="string">
            <text:p>d923</text:p>
          </table:table-cell>
          <table:table-cell table:number-columns-repeated="2" office:value-type="string">
            <text:p>D923</text:p>
          </table:table-cell>
          <table:table-cell office:value-type="string">
            <text:p>d923</text:p>
          </table:table-cell>
          <table:table-cell table:number-columns-repeated="4" office:value-type="string">
            <text:p>D923</text:p>
          </table:table-cell>
          <table:table-cell office:value-type="string">
            <text:p>d923</text:p>
          </table:table-cell>
          <table:table-cell table:style-name="ce9" office:value-type="string">
            <text:p>D923</text:p>
          </table:table-cell>
          <table:table-cell table:number-columns-repeated="4" office:value-type="string">
            <text:p>D923</text:p>
          </table:table-cell>
          <table:table-cell office:value-type="string">
            <text:p>C923</text:p>
          </table:table-cell>
          <table:table-cell office:value-type="string">
            <text:p>d923</text:p>
          </table:table-cell>
          <table:table-cell table:number-columns-repeated="5" office:value-type="string">
            <text:p>D923</text:p>
          </table:table-cell>
        </table:table-row>
      </table:table>
      <table:table table:name="cs463-hw1-anssheet" table:style-name="ta1" table:print="false">
        <table:table-column table:style-name="co1" table:default-cell-style-name="ce3"/>
        <table:table-column table:style-name="co1" table:default-cell-style-name="ce9"/>
        <table:table-column table:style-name="co4" table:default-cell-style-name="ce27"/>
        <table:table-column table:style-name="co1" table:default-cell-style-name="ce9"/>
        <table:table-column table:style-name="co5" table:number-columns-repeated="1020" table:default-cell-style-name="Default"/>
        <table:table-row table:style-name="ro9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24" office:value-type="string">
            <text:p>23065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5" office:value-type="string">
            <text:p>23065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25" office:value-type="string">
            <text:p>Yes they are the same, since the sign bit of the two's complement number is 0 you just convert to decimal as normal.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25" office:value-type="string">
            <text:p>55833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5" office:value-type="string">
            <text:p>-9703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25" office:value-type="string">
            <text:p>No, they are not the same. The sign bit actually makes the second a negative number, whereas the unsigned is positive.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25" office:value-type="string">
            <text:p>-107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25" office:value-type="string">
            <text:p>149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style-name="ce25" office:value-type="string">
            <text:p>No, they are not the same. The sign bit in the 8-bit makes the number negative, whereas the sign bit in the 16-bit indicates it’s a positive number.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ce25" office:value-type="string">
            <text:p>0000 1001 0010 1001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style-name="ce25" office:value-type="string">
            <text:p>0000 1001 0010 1001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style-name="ce25" office:value-type="string">
            <text:p>Yes, they are the same since they are both positives of the same number. If the two's complement were -2345 then it would be a different case.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style-name="ce25" office:value-type="string">
            <text:p>1111 0110 1101 0111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style-name="ce25" office:value-type="string">
            <text:p>63191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style-name="ce25" office:value-type="string">
            <text:p>F8E9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style-name="ce25" office:value-type="string">
            <text:p>63721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style-name="ce25" office:value-type="string">
            <text:p>0001 1100 0100 1101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style-name="ce25" office:value-type="string">
            <text:p>7245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style-name="ce25" office:value-type="string">
            <text:p>174351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style-name="ce25" office:value-type="string">
            <text:p>.0011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style-name="ce25" office:value-type="string">
            <text:p>.3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style-name="ce25" office:value-type="string">
            <text:p>.0100 1100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style-name="ce25" office:value-type="string">
            <text:p>.4C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style-name="ce25" office:value-type="string">
            <text:p>.3515625, or 90/256 or 45/128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style-name="ce25" office:value-type="string">
            <text:p>.5A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style-name="ce25" office:value-type="string">
            <text:p>.1111 0010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style-name="ce25" office:value-type="string">
            <text:p>0.9453125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style-name="ce25" office:value-type="string">
            <text:p>1110 1001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style-name="ce25" office:value-type="string">
            <text:p>1011 0011 = 179, 0011 0110 = 54, 1110 1001 = 233. This is correct because 179+54 = 233.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style-name="ce25" office:value-type="string">
            <text:p>1110 1001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style-name="ce25" office:value-type="string">
            <text:p>1011 0011 = -77, 0011 0110 = 54, 1110 1001 = -23. This is correct because -77 + 54 = -23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style-name="ce25" office:value-type="string">
            <text:p>No, they are not the same. #28 uses unsigned binary, both are positive values, whereas #30 uses two's complement binary where one number is a negative, and one is a positive.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table:style-name="ce25" office:value-type="string">
            <text:p>1110 1001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style-name="ce25" office:value-type="string">
            <text:p>0111 0011 = 115, 0111 0110 = 118, 1110 1001 = -23. The calculation is NOT correct because it overflows into the sign bit.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style-name="ce25" office:value-type="string">
            <text:p>1110 1001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style-name="ce25" office:value-type="string">
            <text:p>0111 0011 = 115, 0111 0110 = 118, 1110 1001 = 233. In unsigned binary this IS correct. 115+118 = 233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style-name="ce25" office:value-type="string">
            <text:p>The binary may look the same but due to the fact that #33 is two's complement binary, and #35 is unsigned binary they are entirely different.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table:style-name="ce25" office:value-type="string">
            <text:p>1100 1011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style-name="ce25" office:value-type="string">
            <text:p>1111 1111 1100 1011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style-name="ce26" office:value-type="string">
            <text:p>Poorly worded q., but ans is 'no' in any case. 2 possible answers: 1) No, one is 8 bits and the other is 16. 2) Even if the q. is are the values equivalent when considered as unsigned binary (as I intended), the answer is 'no'.2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table:style-name="ce25" office:value-type="string">
            <text:p>0100 0001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table:style-name="ce25" office:value-type="string">
            <text:p>0111 0110 = 118, 0011 0101 = 53, 0100 0001 = 65.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table:style-name="ce25" office:value-type="string">
            <text:p>This calculation is correct because 118 - 53 = 65.</text:p>
          </table:table-cell>
          <table:table-cell table:number-columns-repeated="102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table:style-name="ce25" office:value-type="string">
            <text:p>D923</text:p>
          </table:table-cell>
          <table:table-cell table:number-columns-repeated="1021"/>
        </table:table-row>
        <table:table-row table:style-name="ro1">
          <table:table-cell table:formula="of:=SUM([.A1:.A44])" office:value-type="float" office:value="176">
            <text:p>176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6548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2" svg:font-family="'Courier New'"/>
    <style:font-face style:name="Courier New" svg:font-family="'Courier New'" style:font-family-generic="modern"/>
    <style:font-face style:name="F" svg:font-family="" style:font-family-generic="roman"/>
    <style:font-face style:name="Arial1" svg:font-family="Arial" style:font-family-generic="swiss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0P0" style:volatile="true">
      <number:text>Yes</number:text>
    </number:number-style>
    <number:number-style style:name="N130P1" style:volatile="true">
      <number:text>Yes</number:text>
    </number:number-style>
    <number:number-style style:name="N130">
      <number:text>No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True</number:text>
    </number:number-style>
    <number:number-style style:name="N131P1" style:volatile="true">
      <number:text>True</number:text>
    </number:number-style>
    <number:number-style style:name="N131">
      <number:text>False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On</number:text>
    </number:number-style>
    <number:number-style style:name="N132P1" style:volatile="true">
      <number:text>On</number:text>
    </number:number-style>
    <number:number-style style:name="N132">
      <number:text>Off</number:text>
      <style:map style:condition="value()&gt;0" style:apply-style-name="N132P0"/>
      <style:map style:condition="value()&lt;0" style:apply-style-name="N132P1"/>
    </number:number-style>
    <number:currency-style style:name="N13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3P0"/>
    </number:currency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">
      <number:number number:decimal-places="6" number:min-integer-digits="1"/>
    </number:number-style>
    <number:number-style style:name="N136">
      <number:number number:decimal-places="5" number:min-integer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7">02/17/2011</text:date>, <text:time>00:1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6H56M19S</meta:editing-duration>
    <meta:editing-cycles>16</meta:editing-cycles>
    <meta:generator>OpenOffice.org/3.1$Win32 OpenOffice.org_project/310m19$Build-9420</meta:generator>
    <dc:date>2011-02-17T00:13:23.41</dc:date>
    <dc:creator>Nicholas  Nagrodski</dc:creator>
    <meta:document-statistic meta:table-count="3" meta:cell-count="2590" meta:object-count="0"/>
    <meta:user-defined meta:name="Info 1"/>
    <meta:user-defined meta:name="Info 2"/>
    <meta:user-defined meta:name="Info 3"/>
    <meta:user-defined meta:name="Info 4"/>
  </office:meta>
</office:document-meta>
</file>